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Text_20_body">
      <style:paragraph-properties fo:line-height="150%"/>
    </style:style>
    <style:style style:name="P3" style:family="paragraph" style:parent-style-name="Heading_20_2">
      <style:paragraph-properties fo:line-height="1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lt &amp; Mensch – Friedenstanz</text:p>
      <text:p text:style-name="P1">Es keimen der Seele Wünsche,</text:p>
      <text:p text:style-name="P1">es wachsen des Willens Taten,</text:p>
      <text:p text:style-name="P1">es reifen des Lebens Früchte.</text:p>
      <text:p text:style-name="P1"/>
      <text:p text:style-name="P1">Ich fühle mein Schicksal,</text:p>
      <text:p text:style-name="P1">mein Schicksal findet mich.</text:p>
      <text:p text:style-name="P1">Ich fühle mein Stern,</text:p>
      <text:p text:style-name="P1">mein Stern findet mich.</text:p>
      <text:p text:style-name="P1">Ich fühle meine Ziele,</text:p>
      <text:p text:style-name="P1">meine Ziele finden mich.</text:p>
      <text:p text:style-name="P1"/>
      <text:p text:style-name="P1">Meine Seele und die Welt sind eines nur.</text:p>
      <text:p text:style-name="P1"/>
      <text:p text:style-name="P1">Das Leben, es wird heller um mich,</text:p>
      <text:p text:style-name="P1">das Leben, es wird schwerer für mich,</text:p>
      <text:p text:style-name="P1">das Leben, es wird reicher in mir.</text:p>
      <text:p text:style-name="P1">Rudolf Steiner</text:p>
      <text:p text:style-name="P1"/>
      <text:h text:style-name="Heading_20_2" text:outline-level="2">Voodoo I (Eckernförde 2006) feigenbaum? ZUGFAHRT!!!</text:h>
      <text:p text:style-name="P1">Johanna entschloss sich in dieser Sache der normalen Handlungsweise eine Chance zu geben und hatte wider jeder Vernunft <text:s/>einen Termin beim Gynäkologen vereinbart, vielleicht aus Vergesslichkeit der letzten alptraumhaften Begegnung mit einem Vertreter dieser Zunft. Sie hatte es vermieden, weil sie berechtigte Sorgen hatte, der Arzt könnte einen Knoten entdecken, was sie unter allen Umständen vermeiden wollte. In ernsthaften Situationen war sie bei ihrem Heilpraktiker sicher aufgehoben. Aber der Zeitpunkt schien günstig sich ihrer weiblichen Seite von dieser körperbetonten, wenig erfreulichen Art zu vergewissern, sagen wir, zum TÜV zu gehen. Sie fuhr mit ihrem 13 jährigen Sohn im Gepäck ins Nachbarstädtchen, wo, sowohl Gynäkologe als auch die Stadtbücherei einen besseren Ruf haben.</text:p>
      <text:p text:style-name="P1">Sie betraten das Wartezimmer. Ihnen gegenüber sassen zwei gewichtige, in Polyester verpackte, junge Frauen. Sie giggelten und unterhielten sich mit anzüglichen Geschichten über ihre Männer. Eine, der beiden, mondgesichtig, kleinäugig mit hängendem über den BH quellendem Busen, lass <text:soft-page-break/>eine Tageszeitung, nebenbei. Sie entdeckte einen Artikel über Bratt Pitt und seiner komplizierten Beziehung. „Guck dir das an.“</text:p>
      <text:p text:style-name="P1">„Äih, die <text:s/>Frau hat Probleme, die ist so blöd.“</text:p>
      <text:p text:style-name="P1">„Bei mir hätte er es viel besser“ kichert die erste.</text:p>
      <text:p text:style-name="P1">„Ich würde den nicht mehr aus dem Bett lassen...“</text:p>
      <text:p text:style-name="P1">Sie giggelten wieder und vergingen sich am Alltäglichen, während Johanna, die sich vor ihrem Sohn schämte, bemühte den Kurzschluss ihrer Phantasie Herr zu werden und sie daran zu hindern sich eine der beiden im Behandlungszimmer vorzustellen.</text:p>
      <text:p text:style-name="P1">Sie fühlte sich blass, als sie aufgerufen wurde. </text:p>
      <text:p text:style-name="P1">Sie betrat einen winzigen Raum in dem ein schmales hohes Regal, ein Fenster, ein Schreibtisch und zwei antike, grazile Stühle Platz gefunden hatten.</text:p>
      <text:p text:style-name="P1">Der Arzt kam herein, klein, drahtig, dichtes graues Haar, breite Lippen und hängende, müde Augenlider mit ebensolchen Augen. Ein schmales, ausgemergeltes und angestrengtes Gesicht, der Hals endete in einem weissen Hemd, dessen Kragen sich im Begriff der Auflösung befand.</text:p>
      <text:p text:style-name="P1">Johanna schilderte ihr Problem, Menstruationsbeschwerden und Migräneattacken, eine Gebärmutter, die jeden Monat entschlossen schien alles Überflüssige innerhalb weniger Stunden hinaus zu katapultieren. Eine effektive, aber schmerzhafte Methode.</text:p>
      <text:p text:style-name="P1">Nachdem der Arzt sich dies angehört hatte, nahm er einen kleinen, quadratischen Notizzettel und skizzierte eine Gebärmutter und Eileiter. „Es gibt eine ganz einfache Lösung“ verkündete er, wobei er die Gebärmutter mit zackigen, schnellen Strichen in ein Kästchen einschloss, ratsch, ratsch, ratsch, ratsch.</text:p>
      <text:p text:style-name="P1">Johanna beugte sich interessiert vor. „Das“, er zeigte auf das Kästchen mit der Gebärmutter „kommt weg. Alle Probleme gelöst! Keine Migräne mehr, keine Menstruationsschmerzen, keine Erschöpfung. Überlegen Sie es sich, Sie haben seit Jahren keinen Partner und in ihrem Alter (35) bekommen Sie eh keine Kinder mehr. Das ist bei Frauen so“, dozierte er weiter „sie sind nur begrenzt fruchtbar, bei Männern ist das anders, die sind bis ins hohe Alter zeugungsfähig.“</text:p>
      <text:p text:style-name="P1">Betäubt und sprachlos wurde Johanna in den nächsten Raum mit dem „Stuhl“ gebeten. Der Raum war gross und mit <text:s/>einer grossen Fensterfront. Der Stuhl in der Mitte. Hätte jemand die Jalousien aufgezogen, hätten die Nachbarn tiefe Einblicke in Vaginen aller Art gehabt.</text:p>
      <text:p text:style-name="P1">„Machen Sie sich bitte untenherum frei, dort hinter dem Vorhang.“ Mit zittrigen Knien zog Johanna die Hose aus, welche Absurdität, dachte sie, hinter dem Vorhang die Kleider abzulegen, wenn der Arzt gleich die intimsten Stellen untersucht. Aber ein Teil ihrer Seele hatte sie aus sich heraus <text:soft-page-break/>geschickt, den, den sie sich unbefleckt und ohne Schrammen erhalten wollte.</text:p>
      <text:p text:style-name="P1">Die Untersuchung war präzise, griffig, routiniert, was ihr den Schrecken hätte nehmen können, aber die Scham über die Worte vorher, das Gefühl, dem Arzt eine weitere nutzlose Gebärmutter zur vergeblichen Behandlung zuzumuten, liessen Johanna den Arzt als kalt, die wenigen Worte als gelangweilt empfinden.</text:p>
      <text:p text:style-name="P1">Mit nackter Scham wird sie in das Ultraschallzimmer gebeten, ein weiteren Teil ihres Inneren fühlt sie davon schweben, während sie barfuss über das Linoleum geht <text:s/>und die Luft an ihrem Gesäss fühlt.</text:p>
      <text:p text:style-name="P1">Alles war in Ordnung, allerdings schien es Johanna, sie höre einen leisen Vorwurf in der Stimme des Arztes, weil die Gebärmutter klein und am rechten Platz sei, kein Grund für Beschwerden.</text:p>
      <text:p text:style-name="P1">„Jetzt können Sie sich unten anlegen und oben bitte frei machen.“ Johanna verschwand erneut hinter dem Vorhang und fragte sich, ob sie die einzige wäre, die sich bei diesem Prozedere schämte. Aber, dachte sie, gleich ist es vorbei. </text:p>
      <text:p text:style-name="P1">Sie steht vor dem Arzt, er tastet die Brüste ab, als sei sie nicht an ihnen dran. Er muss es so machen, denkt Johanna, wie soll er sonst Tag für Tag die Vaginen und Brüste, all die Frauen überstehen? Wie kann ein Mann das überstehen und abends seine Frau umarmen?</text:p>
      <text:p text:style-name="P1">„Was ist das?“ Johanna reisst sich aus ihren Gedanken „Was?“ „Das!“ Der Arzt drückt auf eine bekannte Stelle genau über dem Herz. Nein, denkt Johanna, nein, nicht schon wieder und vor allem nicht hier! „Äh, ich neige zu unreiner Haut, ein Pickel?“ Versucht es Johanna. „Nein! Das sollte da nicht sein. Das sollte da nicht sein! Ist das schon lange da?“ Die Stimme des Arztes wird schneiden und er scheint unruhig. „Ich weiss nicht.“ „Das muss schnellsten untersucht werden. Eine Mammographie muss gemacht werden, eine Mammographie. Sie können sich wieder anziehen, Sie kriegen einen Termin dafür an der Rezeption. Auf Wiedersehen!“</text:p>
      <text:p text:style-name="P1">Mammographie, denkt Johanna, das will ich nicht. Ich weiss von Martin, dem <text:s/>Heilpraktiker: Don`t touch, so much. Ich lasse mir den Knoten nicht in einer Apparatur zerquetschen und verteilen. Herausschneiden oder sanft Handauflegen und durch lichten, niemals quetschen und stark drücken...</text:p>
      <text:p text:style-name="P1">Johanna steht mit ihrem Sohn an der Rezeption. Warum habe ich nicht vorher selbst abgetastet, fragt sie sich, ...deshalb - der Schmerz in der linken Armbeuge und in der Schulter, den sie ignoriert hat, weil sie soviel für ihre Ausbildung zur Erzieherin lernen muss... Schmerzen,... das ist neu, die letzten beiden male hat es nicht weh getan,...ruhig, ich muss an meinen Sohn denken, der neben mir steht und sich auf die Bücherei und einen Ausflug freut.</text:p>
      <text:p text:style-name="P1"><text:soft-page-break/>„Frau M. Ich konnte tatsächlich für übermorgen einen Termin für Sie bekommen, so ein Glück, normalerweise dauert es sechs Monate bis man einen bekommt. Natürlich mit Wartezeit. In Kiel. Hier Ihre Überweisung und dann melden sie sich wieder für einen weiteren Termin bei uns. Schönen Tag.“</text:p>
      <text:p text:style-name="P1">Sie gehen. Johanna ist ausser sich, mehr wegen dem Termin von dem sie weiss, dass sie ihn nicht will und weiss, dass sie entscheiden muss, ob sie neben all den anderen Dingen, Kraft hat nein zu sagen... Warum habe ich nicht selbst nachgesehen...</text:p>
      <text:p text:style-name="P1">Was macht wohl eine, die sich mit dem nicht auskennt, denkt Johanna, wie würde ich mich fühlen, wenn ich meinen Heilpraktiker nicht hätte und nie einen Knoten gehabt hätte... Wie würde ich mich nach diesem Arztbesuch fühlen, wenn ich nicht woanders Hilfe bekäme?</text:p>
      <text:p text:style-name="P1">Auf dem Parkplatz fährt sie in die falsche Richtung los und streift fast einen Passanten.</text:p>
      <text:p text:style-name="P1">Johanna ist froh, obwohl es für alle oft nicht einfach ist, wohnt sie mit ihren Eltern und dem Bruder in einem Haus. Jeder in seiner Etage, aber zusammen unter einem Dach.</text:p>
      <text:p text:style-name="P1">Die Mutter ist schockiert, als Johanna den Arztbesuch schildert, denn sie hat den Arzt empfohlen. „Du musst nicht nach Kiel, wenn du das nicht möchtest,“ sagt sie. Die Eltern wissen von den Knoten und vom Heilwerden, sie wissen, dass der Termin Johanna nicht hilft gesund zu werden.</text:p>
      <text:p text:style-name="P1">„Guten Tag, ich bin Frau M., für mich wurde ein Termin vereinbart, übermorgen zur Mammographie, den möchte ich absagen.“ „Sie wissen aber schon, dass Sie dann frühestens in einem halben Jahr wieder einen Termin bekommen können?“ sagt die Sprechstundenhilfe in Kiel empört. „Ja, das weiss ich.“ Johanna ist erleichtert, obwohl sie die Drohung in der Stimme der Arzthelferin gehört hat... Frau Schmitt, die Sprechstundenhilfe des Gynäkologen ruft an, will wissen, warum Johanna den Termin, den sie erkämpft hat, abgesagt hat. Ich möchte nicht, sagt Johanna, sie weiss keine bessere Antwort, die Frau Schmitt verstehen könnte.</text:p>
      <text:p text:style-name="P1">Schnell einen Termin bei Martin. Aber, er, der immer da ist und hilft, ist selbst krank. So krank, dass <text:s/>selbst er, nicht heilen kann. Der Schmerz in der linken Armbeuge hat zugenommen, ob durch den Stress, oder die Tatsache, dass Johanna eine Ahnung hat, wo er her kommt, weiss sie selbst nicht. Nur, dass sie schnell Hilfe braucht, sich selbst wieder wahrzunehmen, um heil zu werden. Brigitta, die Famillienstelltherapeutin! <text:s/>Sie macht am Samstag grosse Aufstellungen. Johanna hat an vielen solchen Aufstellungen mitgemacht und selbst aufgestellt, bisher, um Familienknoten zu entwirren. Glücklicherweise hat Brigitta noch einen freien Platz. <text:s/>Kann eine Aufstellung einen Knoten über dem Herzen lösen?</text:p>
      <text:p text:style-name="P1"/>
      <text:h text:style-name="Heading_20_2" text:outline-level="2"><text:soft-page-break/>Feigenbaum III (Borghorst, 2006) Feigenbaum?</text:h>
      <text:p text:style-name="P1">Vater und Mutter begleiten Johanna. Sie fahren durch die Felder zum Herrenhaus Borghorst. Die Hausherrin Cornelia ist eine Freundin von Brigitta und stellt ihren Jagdsaal zur Verfügung. Johanna hat jedes mal, wenn sie die Kiesauffahrt zum Herrenhaus hinauf fährt das Gefühl in eine anderen Welt einzutauchen. Der Kies knirscht dort würdevoller unter den Füssen, die Eingangshalle ist geschmackvoll restauriert und im Winter knistert ein Feuer in den offenen Kaminen rechts und links vom Eingang. Diese sind nun aus. Moderne, warme Erdfarben dominieren durch die bauschigen, bodenlangen Vorhänge, die gewichtig, alten Matronen gleich in den Raum wallen, gehalten durch kräftige, goldige Kordeln mit grossen Troddeln daran. In der Mitte des Raumes gross und schwer die Rettung, Erdung jedes Aufstellers, der reich gedeckte Buffettisch, zu dem jeder beisteuert.</text:p>
      <text:p text:style-name="P1">Der Jägersaal hat eine der seltenen, handbemalten Tapeten, die die Reisen und Wirrungen aus dem Leben eines antiken Helden zeigen. In einer Ecke reicht der Backsteinofen mit feinen Figuren bis unter die Decke und die Matronen bewachen auch hier die grossen Fenster und die Terrassentür, die in den Park führt. In der Mitte hängt von oben herab ein riesiger, glitzernder und regenbogenschimmernder Kronleuchter tief herab. Darunter ein wunderschönes Blumenbouquet, das Cornelia erst nach der Vorstellungsrunde auf eine der weissen Kommoden, rechts und links neben der Tür stellt. Weisse, mit besticktem Stoff bespannte altherrschaftliche Stühle, für jeden Besucher einer, stehen erwartungsvoll im Kreis um die Blumen.</text:p>
      <text:p text:style-name="P1">„Ich war am Dienstag beim Gynäkologen und der hat einen Knoten in der Brust entdeckt auf der linken Seite“ erzählt Johanna, als sie an der Reihe ist. „Ich habe starke Schmerzen in der linken Armbeuge und Schulter und ich möchte den Knoten aufstellen um zu schauen, woher er kommt und wie er sich lösen kann.“ Brigitta sieht ernst und nachdenklich aus, eine grosse Verantwortung, wie tief und schnell kann eine Aufstellung bis in das Physische hinein wirken?</text:p>
      <text:p text:style-name="P1">„Stelle jemanden für dich auf und jemanden für den Knoten“, sagt sie.</text:p>
      <text:p text:style-name="P1">Bald kommen die Weiblichkeit, die Mutter und mehrere Generationen von Grossmüttern hinzu. Johanna schnürrt es im Hals, das Thema ist ihr allzu bekannt. Die Schnur am Hals und der Stein auf dem Herzen...</text:p>
      <text:p text:style-name="P1">In der Reihe der Grossmütter entsteht Bewegung. Eine tritt hervor, es ist Johannas Ururgrossmutter. Sie hat als ihre Stellvertreterin eine grosse, schlanke, fein zurecht gemachte Frau gewählt, mit rot gefärbten Haaren. Sie hat eine unbändige Wut in sich, Wut über den Mann, den Matrosen, den sie liebte, der sich inniglich mit ihr verbunden hatte und sie dann mit ihrer Tochter, Johannas Urgrossmutter zurück lies. Obwohl sie ihren Weg machte, ihr kleines Mädchen bei den Eltern <text:soft-page-break/>abgab, die eine Wirtschaft hatten, trug sie weiterhin den Schmerz der Verlassenen mit sich. Verschnürt und verpackt und fort getragen durch Tochter, Tochterstochter, Tochterstochterstocher bis hinein in Johannas <text:s/>Herz. Und diese hatte eigene Gründe sich diesen Stein auf zu erlegen und ihn zu tragen. Johanna betrat selbst den Schauplatz und stand ihrem Ururgrossvater, dem Matrosen gegenüber. Sie fand ein liebendes, trauriges Augenpaar und ein warmes Lächeln, Hände, die die ihren stark und sicher hielten, ein Herz, das die Ururenkelin schützend einhüllte. Die sanfte, behutsame Geborgenheit durfte langsam Johannas Misstrauen lösen und den Zorn in Trauer verwandeln. Sie weinte, gehalten von den Grossvaterhänden. Das Bild des bösen Matrosen, des verantwortungslosen Mannes verblasste und zeigte ein weiteres, durch die Wirrungen des Lebens verletztes Herz. Mit der Anteilnahme des Ururgrossvaters genährt, führte die Ururgrossmutter Johanna zu ihrer Weiblichkeit, sie, Johanna hatte eine kleine, ältere Frau gewählt, die als Reikimeisterin arbeitete, sah ernst und streng auf sie. Ein kritischer Blick, dem Johanna mit Mühe stand hielt. „Nehme dich als das, was du bist“, sagte die Weiblichkeit „Nehme dich als Frau! Übe und begreife das, ohne mich kommst du nicht mehr weit!“ Es dauert lange, bis Johanna sich aus dem Blick gelöst und die Worte bis in ihr Inneres aufgenommen hat. Sie steht am Rand eines Abgrundes und es hat sich ein weiterer aufgetan, wie kann ich weiblich, Frau werden, fragte sie sich, bin ich nicht Frau? Sie kennt die Antwort...</text:p>
      <text:p text:style-name="P1">In der Abschlussrunde horcht Johanna in sich hinein und merkt, der Schmerz, der sich vor der Aufstellung gesteigert hatte, ist verschwunden.</text:p>
      <text:p text:style-name="P1">Hausaufgabe: Schminken. Jedenfalls Kajalstriche. Wie weit, überlegt Johanna, hängt Weiblichsein vom Benehmen, Verhalten ab? Wie kommt es, dass sie, obwohl mit einem Frauenkörper, weiblicher DNA versehen, einem weiblichen Gehirn, lernen muss eine Frau zu sein? Warum, fühle sie sich von weiblichen Verhalten abgestossen, dass andere Frauen mühelos beherrschen, ohne darüber nach zu denken?</text:p>
      <text:p text:style-name="P1">Sie ist verwirrt und unsicher, aber entschlossen sich zu beobachten und zu ändern, was in ihrer Macht steht. Kajalstrich, es geht; Schmuck, schwierig, schöner Schmuck ist teuer und er stört im Alltag. Eine „echte“ Frau würde ihre grauen Strähnen übertönen, aber auf die ist Johanna stolz, sie empfindet sie als Zeichen ihrer gewonnenen „Weiss-heit“. BH, ungemütlich, einengend und, denkt Johanna, es <text:s/>fehlt ihr an Füllmaterial, denn ihre Brüste sind klein und auch nach der Stillzeit fest und an richtigen Platz. Wie halten Frauen es aus, ihre Brüste aufgerichtet, wie auf einem Silbertablett anmutig vor sich her zu tragen, diesen empfindlichen und erotischen Körperteil, und dabei das Gefühl zu vermitteln, sie hätten keine Ahnung, was sich unter ihrem Kinn befindet?</text:p>
      <text:p text:style-name="P1"><text:soft-page-break/>Johanna pflegt ihre Brüste, hüllt sie in innerlich in Licht und legt wieder und wieder leicht ihre Hand auf den „Stein“ des Herzen. Es gilt eine weitere Aufgabe zu meistern, in drei Wochen muss sie ihre schriftlichen Prüfungen zur staatlich anerkannten Erzieherin bestehen. <text:s/>Lernen, lernen und abends, während sie ihrem Putzjob in der Tierarztpraxis nach geht, alles im Kopf wiederholen, bis sie alles behält.</text:p>
      <text:p text:style-name="P1">Johanna lernte gerne und schnell, es lenkt ab und sie weiss, dass sie ihre wahre Prüfung nicht in der Fachschule bestehen muss. Das schlimmste für sie, sind die alltäglichen Schulbesuche. Sie redet mit keinem über den Knoten, sie will keine Menschen um sich, die ihr entweder nicht glauben, oder sie beerdigen wollen. Die Aufregung der Schulkameraden, ob sie den jenes Fitzelchen gelernt hätten, oder welches Thema dran käme, gehen ihr auf die Nerven. </text:p>
      <text:p text:style-name="P1">Der Knoten stellte ihr andere Fragen: Was machte sie aus ihrem Leben und wollte sie leben? Wie ehrlich und liebevoll geht sie mit sich um? Welche Steine auf dem Herzen wollten angeschaut und in Würde abgelegt werden? Lebt sie, oder wurde sie gelebt?</text:p>
      <text:p text:style-name="P1">So fielen die Prüfungsfragen ihr nicht auf. Aber es fehlte ihr an Zeit, Zeit für die Beantwortung der Lebensfragen und der Knoten blieb. War es ein schlechter Tag, anstrengend, ärgerlich und hektisch, wurde der Knoten hart wie eine Murmel, verursachte den Schmerz in der Armbeuge und Johanna war schneller als sonst erschöpft und müde. An guten Tagen, fröhlichen, gemütlichen und gefühlvollen Tagen verschwand der Schmerz und der Knoten fühlte sich wie ein Schwämmchen an. Johanna gelang es diesmal nicht den Knoten, wie zuvor, „weg zu lichteln“, aber die Beobachtung, wie veränderlich der Knoten auf ihre Gedanken und intensiver auf ihre Gefühle reagierte.</text:p>
      <text:h text:style-name="Heading_20_2" text:outline-level="2">Eene, menee, miste, es rappelt in der Kiste II (Borghorst 2007)</text:h>
      <text:p text:style-name="P2">Johanna und ihre Mutter besuchen Borghorst. Cornelia und Brigitta haben zum „Atmen“ eingeladen. Johanna freut sich, denn gut belüftet lösen sich die Dinge, die einem zur Last fallen. Atmen ist anstrengend. Nicht atmen, um da zu sein, das funktioniert von alleine, atmen um an die Wurzeln zu kommen. Immer schneller, tiefer Atem schöpfen bis der Körper angefüllt ist und sich die Spannungen, ungesagten Worte von der vielen Luft getragen, befreien können und in wildem Zucken und Schreien heraus gepresst werden. Der eine fängt wild an mit den Füssen zu zappeln und zu stampfen, wie ein Kind, der andere weint, bei dem nächsten zucken die Glieder. </text:p>
      <text:p text:style-name="P2">Johanna schreit. Tiefe, inbrünstige Schreie kommen hervor. Johanna hat ein Jahr lang eine Skantherapie gemacht und hat das Jahr schwer gearbeitet, um bis zu den Schreien vor zu dringen. Daher kennt sie den Vorgang und, im Gegensatz zu ihrer Mutter, die neben ihr zur Begleitung sitzt <text:soft-page-break/>und atmen nicht kennt, ist Johanna froh, dass sie die Schnur um den Kehlkopf überwinden kann. Brigitta beruhigt die Mutter. </text:p>
      <text:p text:style-name="P2">Es ist anders, als bei der Skantherapeutin, die den aufgeregten Körper nach getaner Arbeit mit Reiki <text:s/>beruhigt und den Prozess begleitet. Die Schreie lösen sich nicht allein, sie bringen die Emotionen an die Oberfläche, die sie auslösen und jetzt muss Johanna diese alleine führen. Am Anfang steigt ein durchdringendes Einsamkeitsgefühl aus. „Wieder muss ich mich allein, an den Haaren aus dem Sumpf ziehen!“ Aber indem sie sich löst, schreit, kommt Selbstvertrauen dazu, ich kann mich und meine Emotionen führen, in einem wilden und ungezügelten Moment über mir sein und mich bewachen. Brigitta scheint dies zu spüren und Johanna ist stolz, als sie, obwohl in und mit sich beschäftigt hört, wie Brigitta die Mutter beruhigt und findet Johanna komme bestens zurecht.</text:p>
      <text:p text:style-name="P2">Danach, alle sind aus gehungert in der Pause über die Suppe der Hausherrin und die mitgebrachten Leckereien hergefallen, kommt der angenehme Teil, Brigitta hat eine entspannende Traumreise vorbereitet. </text:p>
      <text:p text:style-name="P2">„Ihre seid an einem Strand, am Meer:“ Ein weissgrauer Strand entsteht auf Johannas inwendigen Leinwand. Das Meer ist grün, blau, leicht grau-matt, denn es ist ein bewegtes Meer. Die Wellen springen an das Ufer, weisse Schaumkronen tanzen und es rauscht wunderbar, der Wind bläst die salzige Gischt in die Nase. Ein Orka kommt geschwommen, hebt die Schnauze aus dem Wasser und <text:s/>sieht erwartungsvoll aus. Johanna steigt aus den Kleidern und ins Wasser. Die Wellen sind stark, sie ist gleich bis an die Oberschenkel nass. „Jetzt dürft ihr langsam in das Wasser hineingehen“ tönt Brigittas Stimme in das kühle Nass. Johanna, irritiert, überlegt, ob sie wieder raus und langsam wieder ins Meer steigen muss, nein, nein, sie bleibt drinnen. </text:p>
      <text:p text:style-name="P2">Sie beginnt zu schwimmen und zu planschen, das Meerwasser spült Mund und Nase sauber, herb, salzig, rau. Befreit rudert Johanna <text:s/>mit Armen und Beinen. Der Orka kommt an ihre Seite und sie schwimmen weit hinaus. Dann dürfen sie tauchen. Es geht leicht, neben dem Orka kann Johanna selbst sich frei bewegen, mühelos, gelangen sie in <text:s/>die Tiefen. Ihnen entgegen ziehen dunkle Schatten, riesige Meeresbewohner. Umkreisen sie und scheinen einer Mahlzeit nicht abgeneigt. Aber sie bleiben auf Abstand und Johanna fürchtet sich nicht, sonder sie ist <text:s/>wachsam und neugierig, wer da im Meer schwimmt. Dunkler wird es grauer, grüner, die Sicht kürzer, enger fühlt es sich um den Körper an, es wird schwerer Arme und Beine zu bewegen. Sie erreichen den Grund und sie sieht die, von Brigitta „angesagte“ Tür. Es ist eine Falltür aus Holz mit einem kräftigen Ring daran. Eine, die Piraten anbringen würden, um einen Schatz zu verstecken, </text:p>
      <text:p text:style-name="P2"><text:soft-page-break/>Gehorsam hebt Johanna die Tür und schlüpft in einen Gang. Über sich schliesst sie die Tür. <text:s/>Der Gang ist kurz. „Dann kommt ihr in einen Raum, wie sieht der Raum aus?“ fragt Brigitta. </text:p>
      <text:p text:style-name="P2">Hinter einer schweren, schwarzen Holztür ist es: Goldig, der Raum. Die Wände schimmern golden und rings herum stehen Truhen und Kisten. Schwer mit Eisenbeschlägen, aus goldfarbenem Holz. Die Kisten sind geöffnet und in ihnen blinken und funkeln Schätze. Gold, Geschmeide, Edelsteine in allen Farben leuchten ihre Kostbarkeit in das schummrige Licht, das den Raum beleuchtet. An einer Wand steht ein riesiges, schweres Himmelbett. Aus schwarzem Holz ist es gemacht, mit vier gedrehten Säulen, die den gewaltigen, mit leichtem, durchsichtigen Stoff behangenen Baldachin tragen. Hier ist alles Überfluss und Fülle. Das Bett lädt zum Ausruhen und Träumen ein. Aber zuerst geht Johanna staunend von Schatzkiste zu Schatzkiste und bestaunt die kostbaren Schmuckstücke. Sie kann sie in die Hände nehmen, die Edelsteine bewundern, sobald sie eines in die Hand nimmt, werden die Konturen deutlicher und feinste, ziselierte Arbeiten schmiegen sich warm an die Finger.</text:p>
      <text:p text:style-name="P2">„Jetzt kommt die letzte Tür.“ Brigitta. Johanna schaut sich um, da, da ist eine kleine, schwere Tür, die sie vorher nicht gesehen hat. Sie legt die Hand auf die Klinke. „Öffnet die Tür.“</text:p>
      <text:p text:style-name="P2">Was mag dahinter stecken, nachdem sich all der feine Reichtum in diesen Tiefen gezeigt hat? </text:p>
      <text:p text:style-name="P2">Johanna zieht die Tür auf: Thomas?</text:p>
      <text:p text:style-name="P2">„Hallo, was machst du hier? In meinem Allerheiligsten?“ Thomas bleibt stumm, lächelt und tritt in den Raum, setzt sich auf das Bett. Gut fühlt sich das an, vertraut, warm... Thomas, nach all den Jahren tauchst du auf... dabei habe ich dich fast vergessen gehabt...</text:p>
      <text:p text:style-name="P2">Der Aufstieg beginnt. Langsam und behutsam führt Brigitta ihre Gruppe, Schritt für Schritt.</text:p>
      <text:p text:style-name="P2">Johanna nimmt Abschied mit einem langen, zufriedenen Blick, so sieht es tief unten in mir aus, der Thomas irritiert sie weiterhin, aber sie saugt alles in ihr Herz ein und verschliesst sorgfältig die Tür in den Gang, der zur Falltür im Meeresboden führt.</text:p>
      <text:p text:style-name="P2">Die Falltür verschliesst sie ebenso fest. Der Orka kommt auf sie zu, umkreist sie, die dunklen Schatten kommen und umkreisen die beiden aufsteigenden Schwimmer, bis sich das Wasser aufhellt, Licht durchschimmert. Zufrieden dreht Johanna an der Oberfläche ihre Runden mit dem Orka, bis Brigitta mahnt, dass alle aus dem Wasser an den Strand kommen. Johanna winkt dem Orka ein Abschiedsgruss und sieht in ihr inneres Abendrot.</text:p>
      <text:p text:style-name="P2">Thomas! Nach all den Jahren, eingebettet wie ein Kind in der Schatzkammer ihres Herzens...</text:p>
      <text:p text:style-name="P2"><text:soft-page-break/>Eine Geschichte ohne Ende...?</text:p>
      <text:p text:style-name="P2"><text:s text:c="3"/></text:p>
      <text:h text:style-name="Heading_20_2" text:outline-level="2">Cosimo (Florenz ca. 1400, Eckernförde, 2007)</text:h>
      <text:p text:style-name="P1">Es ist spät am Abend. Johanna hat sich eine Videokassette mit einer Dokumentation angemacht, die „Medici“. Wie Blasen steigt eine tiefe Erinnerung an die Namen in ihrem Inneren auf, sie platzen an ihren Ohren und orchestergleich webt sich eine lauter werdende Musik: Firenze, ...Cosimo, Pater Patriae, Fra Angelico, ...Giovanni de Medici, Lorenzo, der Prächtige,...Michelangelo, ... Brunelleschi, Bruno Brunelleschi, Santa Maria del Fiore,...Cosimo, Cosimo, Firenze...</text:p>
      <text:p text:style-name="P1">Die Bilder der Stadt, nach gespielte Szenen aus dem Florenz der Renaissance, aus dem Leben und Wirken der Medici lösen einen Blitzschlag des Wiedererkennens aus. Bis zur Ermordung von Giovanni de Medici und der Verbrennung des Mönches Savonarola, die weitere Geschichte nimmt Johanna nicht gefangen. Sie spult wieder zurück und versucht zu ergründen, was in ihr passiert. Es ist der Dom, Santa Maria del Fiore, sie ist begeistert, spürt Herzklopfen der Aufregung von der Dachkonstruktion Brunelleschis und gleichzeitig bemächtigt sich ihrer ein namenloses Entsetzten. Ein Schmerz, wie durch dumpfe Schläge geführt, durchzuckt ihren Rücken, treffen zwischen die Schulterblätter. Sie fällt, der Körper prallt wieder und wieder auf und Stück um Stück zerschellt die Wirbelsäule. Aufschlag. Blut. Ein Schrei den eine Frau in tiefster Not aus stösst... Johanna sitzt die Nacht vor dem Fernseher, je tiefer die Bilder in sie eindringen, umso mehr steigt <text:s/>eine wilde Kraft in ihr auf. Während Johanna den alltäglichen Dingen nachgeht, klingen die Namen und Bilder weiter, dringen in jede Zelle und füllen diese mit dieser neuen Kraft. Bilder, Szenen, die nicht aus dem Film sind, blitzen auf, klare und unscharfe...</text:p>
      <text:p text:style-name="P1">Eines Tages dann, ein Augenpaar. Augen, durchtränkt mit Trauer, Wut, Fassungslosigkeit. Zerbrochene Augen, die verstehen und lieben und geliebt sein wollen. Sie treffen Johanna tief ins Herz. Um diese Augen bildet sich langsam ein Gesicht, Tag um Tag dauert es bis sich Detail um Detail fügt.</text:p>
      <text:p text:style-name="P1">Wer bist du?</text:p>
      <text:p text:style-name="P1">Du bist vertraut, ja mehr, es ist ein Teil Johannas und doch eine andere Person...</text:p>
      <text:p text:style-name="P1">Wer bist du?</text:p>
      <text:p text:style-name="P1">Dann steht sie da, vor Johanna, die Gestalt mit diesen Augen. </text:p>
      <text:p text:style-name="P1">Eine Frau, in Florenz in der Zeit der aufstrebenden Medici, wunderschön, schlank, zart, mit langem, dunkelbraunen Locken, die ihr schmales, sanftes, fest geschnittenes Gesicht umrahmen, beherrscht <text:soft-page-break/>von den Augen, durch die Johanna sich selbst erkannte und die nicht ihre eigenen waren. Wenn immer sie die Augen vor sich sah, fühlte sie, wie sich ihre breite Brust vor Stolz schwelte und sich etwas zwischen ihren Beinen regte, was sie als Frau nicht hatte! </text:p>
      <text:p text:style-name="P1">Schneller kamen die Bilder, gefolgt von Geräuschen, Gerüchen, Berührungen, Emotionen getragen von der Melodie der Namen: Firenze, Cosimo, Medici,...</text:p>
      <text:p text:style-name="P1">Johannas Eltern fahren einige Tage mit dem Sohn in Urlaub. Johannas Chance sich ganz in diese Welt zu begeben. Sie beginnt damit, sich die Dokumentation noch einmal anzusehen, notiert dabei Namen, Orte, Jahreszahlen, die sie berühren.</text:p>
      <text:p text:style-name="P1">Weitere Bilder wachsen: Künstlerwerkstätten, Farben, Johanna wird ergriffen von den Ideen der Renaissance, ein neues Bild des Menschen schaffen, Suche <text:s/>nach Erkenntnis, der neue Mensch in der Kunst, die neue Perspektive, den Raum neu ergreifen..., Brunelleschi, Meister der Architektur, der Kuppel hoch über der Stadt, wagemutiger Erschaffer und Vollender eines Himmelgewölbes unter dem Himmel. Dazwischen, die Augen...</text:p>
      <text:p text:style-name="P1">Wann immer sie in diese Augen blickt, wird Johanna zu einem Mann.</text:p>
      <text:h text:style-name="Heading_20_2" text:outline-level="2">Karmaloka III (Eckernförde 2007)</text:h>
      <text:p text:style-name="P1">Sie spürt ihre Muskeln anschwellen, die Brust leicht gewölbt und breit, die Hüften werden schmaler. Sie fühlt die jugendliche, geballte Männlichkeit zwischen ihren Beinen, die ihr nicht ganz gehorchen will und sie vorantreibt. Eine unglaubliche Kraft ausgehend von den Lenden durch pulst sie, sie fühlt sich einem Gott gleich: Die Welt gehört mir und diese Augen und der Leib des Weibes auch! Sie ist der Triumph des Johanna-Mannes, durch sie beflügelt, kann er alles erreichen, durch dieses Wesen, dass ihn, den Johanna-Mann, unbeholfen und hilflos macht, weil es sein Herz mit seinem Herzen berührt hat. Sie mahnt, die Schöne, die Sanfte, sie mahnt den Mann zur Vernunft, zur Vorsicht und erliegt schliesslich ihrer gemeinsamen Lust.</text:p>
      <text:p text:style-name="P1">An diesem Punkt, an den Johanna viele male herankommt, immer begleitet mit all den heftigen Emotionen, die Verliebstsein und Mannsein mit sich bringen, kommt der rasende Schmerz, sie fühlt sich fallen und hört wie krachend die Wirbelsäule durch mehrmaliges Aufprallen zerbricht. Schwebt <text:s/>über dem zerschmetterten Körper, der erst begonnen hatte göttlich geliebt und gelebt zu werden. Blut strömt heraus auf das Kopfsteinpflaster, der Schrei der Frau, wieder, wieder und wieder.</text:p>
      <text:p text:style-name="P1">Je intensiver Johanna all dies wieder lebt, umso klarer werden die <text:s/>Augen, sie verändern sich - plötzlich, erscheinen sie neu vertraut. Diese Augen, die sie jetzt sieht, die den gleichen schmerzvollen Ausdruck in sich tragen, sind die Augen von Thomas!</text:p>
      <text:p text:style-name="P1">Versteinert sitzt Johanna da und ein riesiges Panorama, beide Leben gleichzeitig laufen an ihrem <text:soft-page-break/>inneren Auge vorbei. Thomas! Ihr Herz öffnet sich und nimmt all die Verwirrungen, Verkettungen, dieser beiden Seelen, die Weisheit und das Verstehen dahinter in aller Liebe <text:s/>wahr und auf.</text:p>
      <text:p text:style-name="P1">Thomas, der schöne, stolze, tragische und arrogante, junge Mann, der sie nicht wollte und sie doch nicht loslassen konnte. Thomas, der in diesem Leben kein Wort mit ihr wechseln will. Thomas Augen blickten auf sie aus einer anderen Zeit, einer anderen Welt, aus einem anderen Leben.</text:p>
      <text:p text:style-name="P1">Und - sie hatte ihn gehabt! Als Weib!</text:p>
      <text:p text:style-name="P1">Thomas war ihre Geliebte aus einem anderen Leben, Johanna konnte es kaum fassen, wir hatten Sex miteinander!</text:p>
      <text:p text:style-name="P1">Aber dieser Schmerz, den sie selbst in dieser Zeit gespürt hatte...</text:p>
      <text:p text:style-name="P1">Eine weitere Erinnerung steigt auf, ganz blass, denn die Seele von damals war wieder auf dem Weg, war gestorben..., die Thomas-Frau, die schreit und weint, sie ist schwanger!</text:p>
      <text:p text:style-name="P1">Johanna kann das weitere Leben der Thomas-Frau nicht wirklich sehen, aber sie nimmt unendlich grossen Schmerz wahr und die Sorge um dieses Kind. Dieses unehelich Kind, das die Thomas-Frau im 14. Jahrhundert durchbringen will und muss.</text:p>
      <text:p text:style-name="P1">Schau, Thomas, denkt Johanna, heute bin ich die Frau und habe ein Kind, das ich alleine unter schweren Bedingungen erziehen und gross bekommen will und <text:s/>muss. Ein Kind, dass sie liebt und das alles kostet, was sie am Leben hält, ihre Kreativität. Der Kreis schliesst sich.</text:p>
      <text:p text:style-name="P1">Zerrissen ist sie vor Staunen, Entsetzen, Parallelen, die das Plateau der Karmaschau gestattet zu betrachten.</text:p>
      <text:p text:style-name="P1">Johanna ist tief in das Leben des Johanna-Mannes gerutscht, sie fühlt die Haut der Thomas-Frau, berührt ihre Brüste, erfüllt sie und sich mit der Wonne, die ihr Penis ihnen bereitet.</text:p>
      <text:p text:style-name="P1">Öffnet Johanna die Augen, befindet sie sich in ihrem Frauenkörper, der all dies nicht begreift. Immer wieder berührt sie ihren Frauenkörper mit den Händen des Mannes, der sie vor 600 Jahren gewesen ist. Als Johanna in ihrer Jugend so heftig in Thomas verliebt war, hatte sie sich nie erotische Gedanken, Träumereien gestattet. Die Angst war zu gross, den Schmerz, sollten die Träume unerfüllt bleiben, nicht ertragen zu können. Dabei brachte sie allein die Vorstellung eines zarten Kusses an den Rand der Ekstase, allein durch die Intensität mit der es ihr gelang Thomas Körper zu spüren, sogar zu riechen, obwohl er nicht da war.</text:p>
      <text:p text:style-name="P1">Jetzt lies Johanna ihrer Phantasie und dem Gefühl freien Lauf und wieder fühlte sie den Geliebten, roch ihn, sowohl in seiner weiblichen, als auch in seiner männlichen Form als läge er physisch neben ihr.</text:p>
      <text:p text:style-name="P1">Als die Urlaubswoche vorüber ist, eine Woche, Tage sich wiederholender, tiefer, erotischer Emotion <text:soft-page-break/>und Berührungen, ist der Knoten verschwunden, verbrannt...</text:p>
      <text:p text:style-name="P1"/>
      <text:h text:style-name="Heading_20_2" text:outline-level="2">Forschung I (Eckernförde 2007) <text:s text:c="4"/>göttliches findet statt!</text:h>
      <text:p text:style-name="P1">Wie soll ich all das begreifen, denkt Johanna.</text:p>
      <text:p text:style-name="P1">Im Internet sucht sie wie wild nach Büchern über Florenz, die Medici und ihre Zeit. Und sie beginnt die alten Tagebücher zu lesen, all die Chinahefte, die sie damals mit Gedanken und ihren Gefühlen zu Thomas gefüllt hatte. Würden sich in ihnen Beweise finden, die bestätigen konnten, was sie in der letzten Zeit erlebt hatte? Wie könnten solche Beweise aussehen? Wenn Thomas ähnliches erleben würde, sich gleichermassen in der Zeit zurück bewegen könnte und es dann über sich bringen könnte mit ihr zu reden, dachte sie, wäre es einfacher. Sie war nicht sicher, welche der beiden Ideen obskurer war, die, das Thomas seine vergangenen Leben sehen könnte, oder die, das er mit ihr reden würde...</text:p>
      <text:p text:style-name="P1">Ist es nötig Beweise zu finden, überlegt sie. Für mich, dachte sie, schliesslich frage ich mich seit 21 Jahren, ob ich verrückt bin, weil ich fühle, dass ich Thomas alles andere als gleichgültig bin, obwohl er es behauptet. Hätte sie die Antwort, wieso sie diesem Menschen so eng verbunden war früher gewusst, wäre ihr Leben nicht anders verlaufen? Die Unsicherheit ihren eigenen Gefühlen gegenüber, hatte sie immer zweifeln lassen, sie daran gehindert sich auf sich selbst zu verlassen, sich selbst zu trauen...</text:p>
      <text:p text:style-name="P1">Jetzt, wo sie wusste wonach sie Ausschau halten wollte, fand sie Indizien, die ihr bestätigten, dass sie damals vieles erahnen, aber nicht verstehen konnte, was zwischen ihr und Thomas passierte...</text:p>
      <text:p text:style-name="P1">Und, da sie wusste, dass das tiefe, innige Gefühl zu Thomas seine Berechtigung hatte, erlaubte sie sich den einen oder anderen Tagtraum, wobei sie jedes mal erschreckt war über das körperliche, fühlbare Band, das sie beide selbst nach dieser langen Zeit verband. Sie hatte Thomas seit 15 Jahren nicht gesehen und doch nahm sie seinen Geruch wahr, als stünde er vor ihr...</text:p>
      <text:h text:style-name="Heading_20_2" text:outline-level="2">Forschung II, Aufstellung II (Borghorst, 2007)</text:h>
      <text:p text:style-name="P1">Johanna, die monatlich in Borghorst zum Familienstellen geht, stellt ihre Stabilität im Leben auf. Sie fehlt ihr, sie bricht weg, so dass Johanna den Dingen mit offenem Herzen entgegen stürmt, um dann in Todesangst zu erstarren, sie nicht mehr Herr über die Lage ist und von kleinen und grossen Ereignissen, Menschen, kleinen und grossen aus der Bahn geworfen wird.</text:p>
      <text:p text:style-name="P1">Als Stellvertreter für sich selbst wählt Johanna Andreas aus. Er hat eine kräftige Gestalt und ein hitziges Temperament. Die Stabilität ist Christa. Andreas antwortet auf Brigittas Frage, wie er sich <text:soft-page-break/>fühlt: „Ich fühle mich tierisch aggressiv, unruhig und misstrauisch, mein Rücken ist heiss, es kommt eine starke Hitze von hinten“. „Ich bin ganz klar und habe ein festes Ziel“ sagt die Stabilität, „ich bin sehr stabil, aber ich fühle mich abgeschnitten, ich kann nicht an Johanna herankommen (wobei sie Andreas, Johannas Stellvertreter in der Aufstellung meint)“.</text:p>
      <text:p text:style-name="P1">Da Brigitta zusätzlich Rückführungstherapeutin ist und die Gruppe aus festen Mitgliedern besteht, die einander gut kennen, bittet sie Johanna ein vergangenes Leben aufzustellen. Ricka sagt „hei, der ist so wild, der Andreas“ und Johanna stellt sie für ein vergangenes Leben auf. Als sie Andreas-Johanna gegenübersteht hat Johanna das Gefühl die beiden begännen sich gleich zu prügeln. Sie wippen beide unruhig hin und her, Andreas-Johanna krempelt sich die Ärmel hoch, die er an seinem T-Shirt nicht hat. „Das ist ein Kampf auf Leben und Tod“ bemerkt das vergangene Leben und zieht sich schnell zur Terrassentür zurück „ich habe Angst“ sagt es, „ganz heftige Angst“. Das vergangene Leben drückt sich an die Tür. „Stelle das Sterben in diesem Leben auf“ fordert Brigitta, Johanna stellte Sabine als Sterben in diesem vergangenen Leben auf. Das Sterben treibt die Andreas-Johanna ebenfalls zur Terrassentür, wo sie eingekeilt von Sterben, Kommode und Tür bei dem vergangenen Leben stehen bleibt. Die Stabilität steht, seelenruhig mitten im Raum.</text:p>
      <text:p text:style-name="P1">Johanna selbst betritt die Aufstellung und steht ihrem Sterben im vergangenen Leben gegenüber und schaut ihm in die Augen, es lächelt. „Ich bin im Kampf gestorben“ sagt das vergangene Leben. Brigitta meinte zu Johanna: „Sag mal: unerwartet gestorben.“ „Nein“, sagt das vergangene Leben „ nicht unerwartet“. Johanna wird von einem Weinkrampf geschüttelt „ich habe nicht mit dir gerechnet“ sagt <text:s text:c="2"/>sie dem Sterben „nun habe ich Angst, wenn ich für etwas kämpfe, würde ich plötzlich sterben.“ Johanna sieht weiter in die Augen des Sterbens und weint, sie spürte wie dieses Sterben sie aus einer riesigen Kraft herausgeschleudert hatte und dass sie so viele Pläne gehabt hatte. „Ich hatte noch soviel vor, als du gekommen bist“ schluchzt sie. Dann kamen die Gefühle von Reue, Trauer, Ohnmacht und Versagen.</text:p>
      <text:p text:style-name="P1">„Ich, ich muss noch jemanden holen“ weint Johanna, Brigitta will wissen wen, aber Johanna möchte die Thomasgeschichte nicht erzählen, sagt nur, sie müsse sich bei jemandem entschuldigen. Sie wählt Cornelia, die Hausherrin und stellt sie, ohne das die anderen wissen, wer sie ist in die Aufstellung. Johanna steht nun dem vergangenen Ich Thomas gegenüber, der Thomasfrau. Ein neuer Weinkrampf schüttelt sie und sie kann das Gefühl von Verlust, Reue und Zuneigung fast nicht mehr ertragen.</text:p>
      <text:p text:style-name="P1">Die Thomasfrau sagt nichts. Ihr Gesicht ist angespannt und die Lippen fest zusammengekniffen. Sie wirkt verbittert und verzweifelt. Es ist der misstrauische, verbitterte Blick, den Johanna von Thomas <text:soft-page-break/>kennt. Johanna merkt Panik aufsteigen „Sag` was, tu` was¨“ will sie rufen, aber sie traut sich nicht. Das Gesicht der Thomasfrau entspannt etwas, wird weicher und eine stumme Träne rollt über ihre Wange. Johanna reicht ihr die Hände, die sie ergreift. Johanna ist erleichtert, das rasende Schmerz des Verlustes bleibt. Johanna bittet die Thomasfrau um Verzeihung, weil sie sie allein gelassen hatte. <text:s/>Das vergangene Leben sagt: „Ich sehe Cornelia in einem langen, altmodischen Kleid mit zwei Kindern, einem Jungen und einem Mädchen“. Da muss Johanna noch mehr weinen, zwei, denkt sie, ich habe sie mit zwei Kindern alleine gelassen...</text:p>
      <text:p text:style-name="P1">„Es ging um Geld“, sagt das Sterben „ es war völlig unwichtig, ein Spiel“...</text:p>
      <text:p text:style-name="P1">Plötzlich spürt Johanna zwei starke Hände auf ihren Schultern, die Stabilität! Sie stärkt ihr den Rücken und weint ebenso heftig wie sie. „Es tut mir so Leid“ <text:s/>sagt Johanna der Thomasfrau, „ich habe dich alleine gelassen, ich habe dich vergessen, obwohl es nicht wichtig war, wollte ich schnell an Geld kommen, damit wir es gut haben und das wichtigste, dich, habe ich dabei vergessen!“ Die Thomasfrau lächelt Johanna ganz leicht zu, sie sieht verschreckt und verwirrt aus. „Ich liebe dich“, sagt sie leise: „es war mein Weg, du musst dich nicht schuldig fühlen.“ Zum Schluss sagt Johanna der Thomasfrau, sie solle keine Angst mehr vor ihr haben, falls sie sich in diesem Leben nochmal begegneten. Jetzt sei sie ja die Frau und die Thomasfrau der Mann. „Vielleicht“ fügt Johanna hinzu „klappt es in einem nächsten Leben besser.“ </text:p>
      <text:p text:style-name="P1">Brigitta fragt die Stabilität, die mit geschwollenen, roten Augen noch immer hinter Johanna steht, wie sie sich fühlt. Die Stabilität schaut Johanna, die den Kopf über die Schulter wendet, an: „Komisch, fühlt es sich an, ganz ungewohnt, aber gut!“</text:p>
      <text:p text:style-name="P1">Andreas sagt, er fand seine Rolle als Johanna klasse, weil er sich peppig und stark gefühlt hätte.</text:p>
      <text:p text:style-name="P1">Seltsam, dachte Johanna, als sie sich die nächsten Tage von der Aufstellung erholte, ich wusste ja, dass die Aufstellung dran war, aber das sie so schnell gekommen ist und bei einem Thema wie Stabilität... Es fühlte sich tatsächlich komisch an, aber gut!</text:p>
      <text:p text:style-name="P1"/>
      <text:h text:style-name="Heading_20_2" text:outline-level="2">Freude (Eckernförde, 2007) <text:s/>göttliches</text:h>
      <text:p text:style-name="P1">In einem Triumph- und Freudentaumel schwebte Johanna durch die Tage, er liebt sie! Liebte sie?Hatte sie geliebt! Das Band, das sie in, an ihrem Körper und in ihrer Seele spürte, war echt! Und die Aussagen von Thomas, dass er nichts empfand und die nicht zu seinem Benehmen gepasst hatten, waren nicht wahr. </text:p>
      <text:p text:style-name="P1">Ihr Gefühl, dieses tief erforschte, in ewigen Stunden ergründete, blossgelegt und sezierte, gekaute, verdaute, heraus gespuckt und wiedergekäute, zermahlene und neu gefundene, niederschmetternde, <text:soft-page-break/>zersetzende, zerstörende, lichte, bis in die tiefsten Winkel erklingende, grosses Schweigen erschaffende Gefühl, das Jahrzehnte die bildende Kraft ihrer Zellen und Emotionen war, dieses Gefühl war wahr.</text:p>
      <text:p text:style-name="P1">Johanna war froh, dass diese Offenbarung von selbst ans Licht gekommen war, sie selbst überrascht worden war in der Aufstellung, dass die anderen, die nichts von ihren vorherigen Erlebnissen wussten, diese erfühlt und bestätigt hatten.</text:p>
      <text:p text:style-name="P1">Die Augen, trauernd und hilflos liebend, durchwandern wieder und wieder ihre Zellen und vibrieren an die Oberfläche.</text:p>
      <text:p text:style-name="P1">Es fällt Johanna schwer nicht am Bild des Sterbens, der Verzweiflung, des unfassbaren und plötzlichen Endes stehen zu bleiben, das den Zeigefinger erhob: Schuldig! Schuldig! Den grössten Schatz, das Herz, Frau und Kinder verloren, für nichts, für einen Moment aufgeplusterten Hahnenkammes und einen geschwollenen Hoden!</text:p>
      <text:p text:style-name="P1">Sie ist schuldig, war schuldig, hatte den liebenden Augen der ewig geschworenen Liebe <text:s/>Verzweiflung und Leid gebracht. Schuldig, schuld, ...bis in die Ewigkeit...</text:p>
      <text:p text:style-name="P1">Ewig, wenn sie die Jahrhunderte zählte, vorausgesetzt ihre Schau sei wahr: Florenz, die aufstrebenden Medici, dann währte die Ewigkeit bis jetzt 600 Jahre.</text:p>
      <text:p text:style-name="P1">Aber wie können wir Menschen, dachte sie, wie können wir lernen, wenn jeder Fehltritt bis in die Ewigkeit verdammt wird?</text:p>
      <text:p text:style-name="P1">Hatte sie nicht in ihrem Leben, einem Spiegel gleich, verloren, erlitten, erfahren, war an ähnlichen Stellen gebrochen wie die Thomasfrau?</text:p>
      <text:p text:style-name="P1">Sie hatte einen Mann genommen, der nicht sorgen konnte, früh starb, ihrer Seele Wunden hinterliess. Sie hatte ihr Kind hüten und schützen müssen, als Mensch alles beiseite legen müssen, was sie ausmachte. War Mutter gewesen, Frau, Eltern, hatte gesorgt, versorgt, war besorgt, allein sorgend. Sie hatte zu viel gesorgt und zu wenig gelebt, bis das Sorgen, die Sorgen sich bis in ihren Körper hinein gefressen hatten, sich Einsamkeit und Angst schwer auf ihr Herz, ihre Brust niedergelegt hatten.</text:p>
      <text:p text:style-name="P1">In diesem Leben, sprach Johanna zu der Thomasfrau, bin ich die Frau und du der Mann. In diesem Leben leide und lebe ich dich, bis mich das Leben lehrt, das Leiden lehrreich ist, aber nicht von Schuld los spricht.</text:p>
      <text:p text:style-name="P1">Schuld wird durch Vergebung gelöst. Und ihr wird bewusst, dass sie selbst es ist, die sich vergibt. Sie ist Menschenkörper und Seele. Die Seele belebt den Körper um des Lebens willen. Im Körper, durch <text:s/>die Verzögerung, Schwerfälligkeit, Handlungs- und Willensfreiheit allein, kann die Seele <text:soft-page-break/>erfahren, sich erziehen und lieben in einer Intensität und Freiheit, die die Engel neidisch werden liesse, wenn sie die Freiheit hätten.</text:p>
      <text:p text:style-name="P1"/>
      <text:h text:style-name="Heading_20_2" text:outline-level="2">Träumereien (Eckernförde 2007)</text:h>
      <text:p text:style-name="P1">Johanna träumt sich zu Thomas, wie viel mehr Freude hätte sie an der spannenden Geschichte, wenn sie diese mit Thomas teilen könnte.</text:p>
      <text:p text:style-name="P1">Was, wenn er sie zu einem Film machte! Was, wenn sie sich in Florenz auf der Kuppel von Santa Maria del Fiore träfen? Was, wenn sie gemeinsam in Florenz umher gingen und sich erinnerten? Romeo und Julia würden staunen...</text:p>
      <text:p text:style-name="P1">Die Zerrissenheit zwischen all den Leben, dem, das sie träumt, dem, das sie lebt und dem als Mann, sie drohen Johanna zu spalten. Herausgerissen aus dem, was wirklich ist, was sie erlebt, erleben können will, sucht sie herauszufinden, was sie leben kann.</text:p>
      <text:p text:style-name="P1">Sie ist zu schnell gereist in der Zeit, in der Erkenntnis, ihre Seele hält schwer Schritt und bockt. Wer das erlebt, dem reicht eine einsame Insel, denkt sie.</text:p>
      <text:p text:style-name="P1">Dabei wird sie gebraucht Draussen, als Mutter, als Arbeiterin, als Tochter, Schwester.</text:p>
      <text:p text:style-name="P1">Lange übt Johanna nicht in den Bildern des Sterbens, die in der Aufstellung präsent wurden zu verharren, darüber hinaus weiter zu gehen, zur Stabilität und dem überraschten, heraus katapultierten, leisen: „Ich liebe dich!“</text:p>
      <text:p text:style-name="P1">Es passiert viel in Johannas Drumherum, sie bereitet ihren Umzug vor, denn die Eltern mussten das gemeinsame Haus verkaufen, sie sucht Arbeit. Sie ist froh über die neu erworbene Stabilität, trotz der zeitlichen und räumlichen Verwirrung, die sie hat, kann sie die Gewissheit fühlen am Leben zu sein. Sie darf leben, ihre Zellen, Speicher der verlebten, erlebten und gestorbenen Zeiten, können den allgegenwärtigen, plötzlichen, nicht er-lebten und dadurch „überlebten“ Tod des alten Lebens begreifen, loslassen und sich entspannen.</text:p>
      <text:p text:style-name="P1">Johanna spürt, es geht weiter, unabhängig davon, ob sie lebt oder tot ist, ob sie sich in dieses Leben hinein begibt oder Zuschauerin ist und es liegt an ihr, ob sie bereit ist die Speicherplatten der Vergangenheit zu löschen, ein neues Spiel zu spielen, oder das Alte in neuem Gewandt zu wiederholen.</text:p>
      <text:p text:style-name="P1"/>
      <text:h text:style-name="Heading_20_2" text:outline-level="2">Voodoo II (Eckernförde 2008) <text:s/>göttliches?</text:h>
      <text:p text:style-name="P1">Schmerzen, die Johanna nicht beachtet hatte, fordern energisch ihre Aufmerksamkeit. Schmerzen in <text:soft-page-break/>der linken Armbeuge! Johanna tastet die bekannte Stelle ab, linke Brust, über dem Herz: Ein Knötchen, klein, kieselig...</text:p>
      <text:p text:style-name="P1">Warum? Sie hatte ihr Inneres aufgeräumt, hatte alles zurecht gerückt, gerade hingestellt.</text:p>
      <text:p text:style-name="P1">Johanna hat keine Kraft, weder körperlich, noch innerlich. Allein der Gedanke wieder in sich herum wühlen zu müssen, weitere Gründe für einen weiteren Knoten finden zu müssen, wieder forschen zu müssen, wo..., wer..., was..., wie..., wann..., warum..., wozu..., lässt sie verzweifeln. Wieder war sie nicht, wie sie sein sollte, musste, um zu funktionieren; versagt!</text:p>
      <text:p text:style-name="P1">Der Schmerz wächst <text:s/>und macht Taubheit Platz. Johanna fühlt nur die rechte Körperhälfte. Geteilt vom Scheitel, Gesicht, Wirbelsäule bis in die Beine nimmt sie rechts wahr, lebendig, bewachsen mit Muskeln, Haut und Wärme. Die linke Seite ist vermodert. Wo Muskel- und Fleischfetzen vorhanden sind, ist Schmerz, sonst: Nichts! </text:p>
      <text:p text:style-name="P1">Johanna gelingt es nicht eine schützende, heilende Hülle um sich herum zu bilden. Die rechte Körperhälfte hüllt sie ein, aber alle Phantasie und Imaginationkräfte reichen nicht die linke Körperhälfte mit Wärme zu durchdringen.</text:p>
      <text:p text:style-name="P1">Sie will ums verrecken nicht zum Arzt, der Schmerz ist zu gross...sie hat Angst, dass ihr das selbe passiert wie ihrer Cousine, die Brustkrebs hat und von einer zur nächsten Behandlung mehr und mehr zerfällt.</text:p>
      <text:p text:style-name="P1">Sie geht zu Martin, einmal, zweimal, dreimal, viermal in einem Monat, normalerweise genug um den Rest des Jahres gesund und frisch herum zuspringen wie ein Bambi! Aber es will nichts springen.</text:p>
      <text:p text:style-name="P1">Johanna weiss nicht wie sie die nächsten Tage auf und mit der Arbeit, sie ist bei einer Kinderkrippe als Erzieherin und Köchin angestellt, übersteht. Sie läuft weiter: Autopilottaste. Das kann nicht gut gehen...</text:p>
      <text:p text:style-name="P1">Sie vertraut sich schliesslich ihrer Chefin an, erzählt, dass es ihr sehr schlecht geht, sie nicht zum Arzt gehen mag, aber alles versucht, um auf die Beine zu kommen und, dass die Chefin bitte im Team schweigen soll... Die Chefin hat ein anderes Problem: Die dritte Kollegin ist zornig, es läuft nicht, wie sie es sich gedacht hat und sie hat längst Vorsorge getroffen, Johanna erfährt, dass diese Kollegin sich seit Wochen hinter ihrem Rücken über sie beklagt und Lügen verbreitet...</text:p>
      <text:p text:style-name="P1">Am nächsten Tag soll eine Teamsitzung klären, wie es weitergehen soll.</text:p>
      <text:p text:style-name="P1">Johanna ist im Schock, sie hat nicht damit gerechnet, dass die dritte im Bunde ihr in den Rücken fällt, dachte, sie hätte im Team, bei der Arbeit zumindest einen sicheren Halt.</text:p>
      <text:p text:style-name="P1">Sie bricht zusammen. </text:p>
      <text:p text:style-name="P1"><text:soft-page-break/>Und geht zu ihren anthroposophischen Hausarzt, lässt sich krankschreiben. Der schickt sie zu einer Gynäkologin, die sanft und selbstsichere, findet heraus, dass Johannas Kreuzbein nicht in Ordnung ist.</text:p>
      <text:p text:style-name="P1">Johanna geht zum Orthopäden.</text:p>
      <text:p text:style-name="P1">Der ist in allem schnell, zack, zack, hat er alle Stellen, die ihm wichtig scheinen abgetastet, klarer Fall. Ruckeldiku und Knick und Knack, renckt er oben und unten Wirbel... „Gute Besserung, guten Weg, Auf Wiedersehen!“</text:p>
      <text:p text:style-name="P1">Johanna schwankt und es schwindelt ihr als sie am Bahnhof auf ihren Zug nach Hause wartet.</text:p>
      <text:p text:style-name="P1">Am nächsten Tag schleppt sie sich zum Hausarzt, sie braucht eine Stunde für den Weg, den sie sonst in 15 Minuten geht.</text:p>
      <text:p text:style-name="P1">Aus. Ende...</text:p>
      <text:h text:style-name="P3" text:outline-level="2">Atlas (Eckernförde, 2008)</text:h>
      <text:p text:style-name="P1">Zerbrechlich, eine Wirbelsäule ist zerbrechlich, ein kleiner Knick,... ein kleiner Knack... und alles ist aus den Fugen. </text:p>
      <text:p text:style-name="P1">Johanna ist Schmerz, Wirbelsäule, Skelett, ist pulsierender, rauschender Schädel, der auf dem kleinen, feinen Atlas nicht halten will. Jede Drehung des Kopfes knirscht. Die Wirbel zermahlen sich zu Sand, der knirscht. Das Gehirn dazwischen, weicher Brei, mürbe geknirscht, ringt nach Blut und um Luft, die den Weg durch den verrückten Wirbel nicht finden.</text:p>
      <text:p text:style-name="P1">Die Arme, der Brustkorb alles daran gehängt, schmerzbehaftet, nutzlos. Die Arme hängen wie Aliens herum, mal halten die Finger Dinge fest, mal nicht, dann fallen sie krachend zu Boden. Johanna, was von ihr übrig ist, ist wütend und hilflos wie ein Baby. Sie kann nur meckern, schimpfen, es fehlt ihr die Kraft alles aus dem Fenster zu werfen. </text:p>
      <text:p text:style-name="P1">Den Beinen ergeht es nicht anders. Johanna tappt im Schneckentempo zum Einkaufen. Sie wird um gerannt, weil sie nicht ausweichen kann, sie rempelt Passanten an, weil sie ihren langsamen Schneckenmarsch nicht stoppen kann. </text:p>
      <text:p text:style-name="P1">Kreuzbein, die Stelle, die geschunden, zerschlagen, gebrochen wurde in Vorleben um Vorleben...</text:p>
      <text:p text:style-name="P1">Wir sind ein Puzzle aus karmischen Teilen und glauben, sie waren die Ursache von heute? Sie ist es!</text:p>
      <text:p text:style-name="P1">Welch perfides Wechselspiel, denkt Johanna, du wirst mit an gesägter Achse und angeritzten Zügeln ins Rennen geschickt. Wenn du im letzten Leben deine Peitsche verloren hast, werden deine Rösser jetzt am Wegrand stehen bleiben und grasen, während deine Gegner, vorbei preschend, ihre Peitsche <text:soft-page-break/>über deinem Rücken knallen lassen, hohnlachend...</text:p>
      <text:p text:style-name="P1">Die Anstrengung wird nicht weniger im nächsten Leben, bis du anhältst, die Achse reparierst, die Zügel ausbesserst, deinem Gegner die Peitsche entreisst und sie deinen Rössern über den Hintern ziehst, damit sie wissen, wer der Herr im Sattel <text:s/>ist...</text:p>
      <text:p text:style-name="P1">Das ist die schlechte Nachricht! Die Gute: Du wirst gelernt haben, alles wandelt sich, wenn du dir Liebe gibst, dich achtest, dir Sorge trägst.</text:p>
      <text:p text:style-name="P1">Der gute Hausarzt verzweifelt nicht über der Johanna, die jede Woche klagend und ausgehöhlt vor ihm sitzt. Für den ausgerenkten Halswirbel gibt es Krankengymnastik, eine halbe Stunde Spazierengehen täglich und Minimalyoga zu Hause. Für die Seele soll es eine Rehakur geben. „Gehen Sie nach Badenweiler, da kenne ich die Frau Dr. Von. Die wird Ihnen helfen, rufen Sie gleich bei Ihr an.“ Johanna zögert, sie hat von einer Bekannten eine andere gute Klinik empfohlen bekommen. Das Internet vervollständigt die Verwirrung, denn die Kliniken versprechen wundervolle Dinge, eine wie die andere.</text:p>
      <text:p text:style-name="P1">„Ich weiss nicht genau, welche Klinik ich nehmen will, ich habe von dieser und jener gutes gehört.“ Sagt <text:s/>Johanna bei ihrem nächsten Besuch. Und dann sieht sie die Augen ihres Arztes und da, in dem Moment schimmert doch Verzweiflung, Resignation aus ihnen. Okay, denkt Johanna, wenn dieser wunderbare Arzt, der mich seit zwei Monaten trägt und unterstützt, sagt, ich solle nach Badenweiler gehen, dann ist das genau das richtige. Sie telefoniert mit Frau Dr. und ist angenehm überrascht, wie freundlich, kompetent diese ist und wie viel Zeit sich nimmt. Johanna ist sicher, sie hat es richtig gemacht.</text:p>
      <text:p text:style-name="P1">Auch Martin, der Heilpraktiker gibt sein Bestes, jede Woche darf Johanna kommen. „Sag` mal, warum geht es dir immer noch schlecht“ fragt er schliesslich. „Mein Wirbel ist doch noch ausgehängt“ antwortet Johanna. „Also, jetzt komm` mal her!“ Er packt Johanna unter den Achseln, „locker lassen“, und hebt sie hoch, drückt sanft den Kopf runter und knack! Es ist überstanden! Leichten Schrittes spaziert Johanna nach Hause. Alle Muskeln fühlt sie wieder, das Blut kann zirkulieren, der Kopf lässt sich frei drehen, kein sandiges Knirschen mehr, kein sklettöses Knochenklappern!</text:p>
      <text:p text:style-name="P1">Es war so einfach... ein Knack. Aber, nun, wo der Schmerz fort ist, ist Johanna froh. Wer weiss, ob sie die Reha bekommen hätte, wenn sie schneller von ihren Beschwerden befreit worden wäre. Mit neuer Energie packt sie ihren Koffer, schreibt Anträge und rechnet mit den Kolleginnen in der Kinderkrippe ab. Denn die haben die Zeit genutzt, Johanna durch jemanden neuen zu ersetzten. </text:p>
      <text:p text:style-name="P1">Die Chefin sagt ihr, sie würde ihr kündigen, aber aus „betrieblichen Gründen“, damit sie keine <text:soft-page-break/>Sperre vom Arbeitsamt bekommt. </text:p>
      <text:p text:style-name="P1">Mit einem unguten Gefühl geht Johanna zum Büro des Schulleiters, wo das Gespräch mit ihm und der Chefin stattfinden soll. „Christus sein in mir!“ betet Johanna vor der Tür, es prickelt in ihr und aufatmend betritt sie den Raum.</text:p>
      <text:p text:style-name="P1">Schnell ist klar, die Chefin hat keine Ahnung. Der Schulleiter erklärt, er könne Johanna nicht kündigen, das müsste sie selbst machen. Und Johanna <text:s/>sagt, dass sie das nicht machen wird, weil sie als alleinerziehende Mutter nicht kündigen und eine Sperrung beim Arbeitsamt riskieren kann. Der Schulleiter testet Johanna, indem er sinniert, man könne ja vor das Arbeitsgericht gehen. Die Chefin sitzt mit offenem Mund und staunt, das hat sie ja alles nicht gewollt.</text:p>
      <text:p text:style-name="P1">Der Schulleiter ist ein erfahrener Arbeitgeber, er weiss, für ihn ist es billiger, wenn er Johanna, die nur einen Jahresvertrag hat, für den Rest ihres Arbeitsjahres bezahlt. Da sie längst sechs Wochen krank geschrieben war und in ihre Kur fährt, muss er eh nicht mehr viele Gehälter zahlen. Ärgerlich entlässt er die beiden Frauen, die Chefin der Kinderkrippe hat ihm ein schönes Ei ins Nest gelegt. </text:p>
      <text:p text:style-name="P1">Also bleibt Johanna angestellt. Die Zeit in der sie krank geschrieben war, geht, dank Martin, zwei Wochen bevor sie ihre Kur antritt zu Ende. Im Kindergarten finden die Frauen, sie wollen sie zwar nicht, aber wenn sie schon da ist, könnte sie diverse Dinge putzen, die sonst liegen blieben. Es trauen sich nicht alle, sie in „Anspruch“ zu nehmen. Nur eine Kollegin, die bei der sie in der Erzieherausbildung ein Praktikum machte, bittet sie mit ihr und ihren Kindern an den Strand zu kommen. Sie wird auch die einzige in dem zwanzigköpfigen Team sein, die Johanna selbst fragt, was in der Kinderkrippe vorgefallen ist. Johanna hält sich mit Äusserungen zurück, was nützt es ihr, wenn sie wie ihre Mobbingkollegin über die anderen plaudert.</text:p>
      <text:p text:style-name="P1">Johanna, der putzen Spass macht, geht die zwei Wochen frisch ans Werk und ist froh, dass sich die anderen Kolleginnen in dieser Zeit von ihr Fern halten. Sie fragen nicht, sie geben Johanna kurz durch, was sie putzen soll, oder schreiben ihr ein Zettel und gehen ihrer Wege...</text:p>
      <text:p text:style-name="P1">Wartet nur, denkt Johanna, wartet. Johanna hat alle Stunden, ach, guter Papa, danke für diesen Rat, die sie gearbeitet hat aufgeschrieben. Sie hat einen Monat Überstunden gemacht und nicht eine Urlaubswoche gehabt. Sie wird nach der Kur, egal wie lange die geht, keinen Schritt mehr in den Kindergarten machen, müssen die Kolleginnen selbst ihren eigenen Dreck weg machen.</text:p>
      <text:p text:style-name="P1">Am Tag bevor sie fährt, wirft sie den Brief in den Briefkasten. </text:p>
      <text:p text:style-name="P1"/>
      <text:h text:style-name="Heading_20_2" text:outline-level="2"><text:s/>Weltenmitternachtsstunde (Badenweiler, 2008)</text:h>
      <text:p text:style-name="P2">Johanna sitzt im Zug, quer durch Deutschland, bis an das andere Ende. Es ist viel passiert und ihr <text:soft-page-break/>fehlt die Lust vier Wochen an einem anderen, fremden Ort zu sein. In Mühlhaus steigt sie aus, angefüllt mit allerlei deutscher Landschaft im Hirn.</text:p>
      <text:p text:style-name="P2">Rehaklinik, eine altmuffig, frisch ölig duftende Eingangshalle empfängt sie. Ihr Zimmer, ihr Heim für die nächsten Wochen, ist am Ende des Ganges, klein, gemütlich. Ein eigens Zimmerchen und ein eigenes Bad mit Badewanne, gut.</text:p>
      <text:p text:style-name="P2">Sie räumt Bücher, Gras, hat sie sich vor genommen, und Zeichensachen aus und legt sie einladend auf den kleinen Schreibtisch.</text:p>
      <text:p text:style-name="P2">Dann lernt sie Frau Dr. persönlich kennen. Sie ist sehr überrascht, sie hat noch nie einen „Weisskittel“ kennen gelernt, der sie ernst nimmt, sich einfühlt und genau zu wissen scheint, was in ihr vorgegangen ist. Sie erzählt mehr, als sie für möglich gehalten hätte. Zum ersten mal trifft sie jemanden, der die Geschichte ihres wirren Lebens, als Leistung erkennt und wahrnimmt. Eine Erfahrung die Johanna an diesem grandiosen Ort wieder und wieder machen darf, ihre Geschichte wird nicht beurteilt, sondern als Teil von ihr gesehen. Fragen werden gestellt, aber nicht infrage. Und dann darf sie selber wählen, was sie für Therapien möchte. Heileurythmie, Maltherapie, die Ärztin empfiehlt Öleinreibungen. Jeden Tag wandern, bewegen. Und, da ist die Ärztin sicher, sie wird sofort eine Verlängerung von vier auf fünf Wochen beantragen.</text:p>
      <text:p text:style-name="P2">Ist Johanna froh, dass sie alleine an einem Tisch essen darf. Die Dame, die ihr „ihren“ Tisch zeigt, erklärt ihr, sie dürfte jederzeit, wenn sie die anderen Gäste kennen gelernt hätte, den Tisch wechseln, aber, meint sie verständnisvoll, wahrscheinlich würde Johanna am Anfang lieber alleine essen.</text:p>
      <text:p text:style-name="P2">Eine Woche später hat Johanna wieder einen Termin bei Frau Dr. Die strahlt über beide Ohren, Johanna hat den Reha-Jackpott geknackt. Die Dame von der Rentenversicherung hat, statt ihre Kur auf fünf Wochen zu verlängern, einer Verlängerung um weitere fünf Wochen zu gestimmt. Johanna kann neun Wochen bleiben!</text:p>
      <text:p text:style-name="P2">Und, Johanna, kann wählen, was und wie sie heil werden will. Sie ändert ihren Behandlungsplan, der zu einem Therapiemarathon wird. Heileurythmie, Maltherpie, rhythmische Massage, Einzelpsychotherapie, Craniosakraltherapie, Heileurythmie in der Gruppe, Biografiearbeit in der Gruppe und jeden Mittag Bettruhe, eine Stunde Leberwickel.</text:p>
      <text:p text:style-name="P2">Ein Wermutstropfen, abgesehen von der täglichen Kanne Wermuttee, ist bei der Sache, die Frau Dr. fährt in Urlaub und fehlt vier Wochen. </text:p>
      <text:p text:style-name="P2"><text:soft-page-break/>Die ersten drei Wochen verbringt Johanna ganz für sich. Die wenigen Gespräche mit der Zimmernachbarin gefallen ihr, aber sie sind anstrengend, denn es wird Leid geklagt. Wenn keine Therapie ist, nötigt sich Johanna weiterhin ihre Yogaübungen ab, die sie zuhause für sich selbst angefangen hat, um den Rücken zu stärken. Und wandern, Johanna bemerkt nach den ersten Wochen zur Frau Dr., sie hätte das Gefühl, sie müsste die Berge auf und ab rennen, dauer-laufen, sie kann nicht anhalten, das Hamsterrad, dreht sich weiter.</text:p>
      <text:p text:style-name="P2">Mit der Zeit macht Johanna weitere Entdeckungen, da der Veranstaltungsraum mit seinem alten Flügel, verstimmt, aber immer offen. Und Johanna hat „ihre“ Klaviernoten mitgebracht, Mussorski, sie kann die erste Seite von „dem alten Schloss“ klimpern, „Für Elise“, „The pink Panther“, und die erste Seite von dem ersten Satz der „Mondscheinsonate“. Sie ist entzückt, die Finger finden sich schliesslich zurecht und sie kann eintauchen in die Musik. Auch die Flöte hat sie mitgenommen, so hat es im Prospekt der Klinik gestanden, man könne seine Musikinstrumente mitbringen. Die Musik kann die Stimme lösen, sie wird zur Stimme, sie bringt die vergessenen, versteckten, Emotionen geordnet, geführt und niemals überwältigend, sanft hervor und lässt sie den grossen Raum füllen.</text:p>
      <text:p text:style-name="P2">Und es gibt die „Sophie“. Die Sophie ist ein Aussichtsplatz, eine Lichtung mit einem steilen Abhang im Wald. Und dieser Abhang und Aussichtsplatz ist übersät mit Steinen. Mit Granit und Quarz und an jedem Stein, den Johanna in die Hand nimmt, befinden sich Kristalle. Klare, durchsichtige, kleine, grosse, Drusen, schwarz-russige, gelb-schwefelige, violette Floride. Eine Schatzkammer mitten im Wald. Stunde um Stunde sitzt Johanna verzückt auf dem Hang und hebt sorgsam einen Stein nach dem anderen auf und schleppt die schönsten schliesslich, Jutesack für Jutesack, auf ihren Balkon.</text:p>
      <text:p text:style-name="P2">Auf der Sophie trifft Johanna auch zum ersten mal richtig auf Maria. Die spindeldürre, Frau war in ihrer Malgruppe, fiel ihr aber nur auf, weil sie unsicher wirkte und wegen jedem Strichlein nachfragte, ob es richtig sei. Nun sitzt Johanna auf der Sophie, dem Weg, der hin und wieder Kurgäste und Wanderer auf die Lichtung spuckt, den Rücken zugekehrt. Sie betrachtet das Abendrot, das hier im Süden viel schneller kommt und sich über den dunklen Wolkenkamm am Horizont, über die quer laufende Rheinebene ergiesst. Herrlich still ist es. Das verhuschte, dürre Fraueli kommt heran: „Hallo, ich bin Maria.“ und dann beginnt es zu schwätzen. Es sei schon Grossmutter und doch erst 42 Jahre alt und plappert frei wie der Mund es will. Und Johanna, gelöst und guter Laune plaudert mit. </text:p>
      <text:p text:style-name="P2">Am nächsten Tag wagen sie eine Verabredung an Marias Esstischchen zum Frühstück. Öfter und <text:soft-page-break/>öfter nimmt Johanna dort Platz, öfter und öfter, treffen sie sich nach der Mittagspause zu Kaffee und Kuchen und zum Wandern. </text:p>
      <text:p text:style-name="P2">Maria und Johanna schaffen sich einen Raum, indem sie beide, beide verhuschte, ängstliche, leergelebte Mütterchen, sich aneinander aufrichten und auf einander acht geben. Sie haben ihr eigenes Therapieprogramm. Wenn immer eine von ihnen die Angst packt, ist die andere zur Stelle und spricht beruhigende Worte. Wenn immer eine im Bösen der Welt versinkt, ist die andere mahnend und streng zur Stelle, „es geht uns gut, wir sind heil, wir sind gesund.“ Kein Schlupfloch für die Depressionen lassen sie zu, jede überwacht die Schritte der anderen. Sie geniessen, sie üben geniessen, jeden Augenblick, jede Sekunde aufsaugen und leben. Aus jedem Moment wird die Schönheit extrahiert, aus jeder Therapiestunde vom Fortschritt berichtet, jedes Körpergefühl, jede Emotion auf den Altar der Selbstfindung, Zurückerinnerung der Ganzheit gelegt und gehütet. <text:s/></text:p>
      <text:p text:style-name="P2">Das Buch „Secret“ von Rhonda Byrne macht die Runde. Es inspiriert zu weiteren Übungen, gibt Kraft auf dem Weg zu bleiben, der nicht einfach ist. Jeder Gedanke wird unablässig auf seinen Inhalt überprüft und, wenn die Formulierung negativ ist, solange bearbeitet, neu gedacht, bis er eine Brücke zur eigenen Kraft wird.</text:p>
      <text:p text:style-name="P2">Die beiden werden langsam zu einer Berühmtheit, denn Maria entpuppt sich als wahre Entertainerin, nachdem sie, jeden Mittag zwei Portionen verdrückend, wieder an Substanz gewinnt. Von den „Kranichen“ halten sie sich fern. „Kraniche“ sind die Kurgäste, die entweder neu und daher von Krankheit und Leid gezeichnet sind, oder die, die des Jammerns nicht müde werden wollen und auch nach Wochen zetern und sich an ihren negativen Mustern festhalten, wie ein Ertrinkender am Rettungsring.</text:p>
      <text:p text:style-name="P2">In Marias Erzählungen taucht oft Simon auf. Er ist seit zwölf Jahren Marias Nachbar, mehr noch „Freundin“ und WG- Mitbewohner, der sich mit Marias Lebenspartner das Kochen teilt. Ein interessanter Typ scheint er zu sein, Doktor der Physik, Lehrer und er hat ein Jahr im Circus gearbeitet.</text:p>
      <text:p text:style-name="P2">An Johannas Geburtstag kommt Marias Lebensgefährte mit seiner Tochter zu Besuch und Johanna geht lieber an ihren Tisch zum Essen. Es ist ein ruhiger Geburtstag. Abends muss sie Maria zusammen mit Ulla trösten, die sich gut mit beiden verträgt. Maria regt sich fürchterlich auf, jedes Wort was ihr Freund ihr gesagt hat, bringt sie zur Weissglut.</text:p>
      <text:p text:style-name="P2">Eines Abends geht Johanna mit Maria wieder auf die Sophie. Sie steht am Abhang und atmet das Abendrot. Da kommt das Gesicht eines Mannes auf sie zu. Sie kann es nicht klar erkennen, nur dass <text:soft-page-break/>es von grauen Locken umrahmt wird. Es wirkt vertraut und gleichzeitig unerkannt. Still steht sie. Das Gesicht kommt <text:s/>näher und näher. Es küsst Johanna auf die Lippen, zart und sanft, wirklicher als jeder Himmel und jeder Baum oder Abhang. Johanna stolpert und kann sich im letzten Moment auffangen, bevor sie den Abhang herunterfällt.</text:p>
      <text:p text:style-name="P2">Was war das? Dieses Gefühl hat sie ähnlich bei Thomas gehabt. Thomas mit grauen Haaren? Johanna spürt nur eines deutlich, die „Zugfahrt des Schicksals“ gibt Gas, bevor sie im Bahnhof ankommt. Von da an läuft es ihr schaurig den Rücken runter, sie weiss, ohne zu wissen warum, oder woher, dieser Mann, wer er auch sei, er wird kommen, hier her nach Badenweiler...</text:p>
      <text:p text:style-name="P2">Und dann..., ist er da! Johanna ahnt es, bevor sie den Speisesaal am Nachmittag betritt, wo Maria, Marias Sohn und ihr Nachbar Simon sitzen. Sie kommt mit Ulla zusammen an den Tisch. Sie sieht in Simons Augen und denkt: „Hallo, da bist du ja!“ An Simons Augen sieht sie, sie erkennen sich gegenseitig. Allerdings ist Simon, im Gegensatz zu Johanna, völlig ruhig. Er fragt sie nach „Rummelpottliedern“, als er erfährt, dass sie aus Schleswig-Holstein kommt und erzählt, er sei mal in Neumünster gewesen über Silvester und sei dabei „Rummelpott“ gelaufen.</text:p>
      <text:p text:style-name="P2">Mit Ulla, die kichert und sich mädchenhaftig benimmt, plaudert er ebenso, dabei schaut er jedoch Johanna viel lieber an, was sie erschreckt. Sie ist froh, denn sie hat Gruppeneurythmie, muss leider <text:s/>schnell gehen, denn die darf sie auf keinen Fall verpassen... Noch nie ist ihr die Gruppeneurythmie langatmiger und langweiliger vorgekommen...</text:p>
      <text:p text:style-name="P2">Ein merkwürdiges Gefühl. Ein Arm aus der Zukunft scheint Johanna zu greifen, zu halten. Sie weiss, sicher, wie sie Arme und Beine hat, Simon ist ihr künftiger Partner, um so verwirrender ist die Tatsache, weil sie ihn erst zehn Minuten lang in ihrem Leben gesehen hat. Neben dem einen, bekannten gibt es tausend unbekannte Ereignisse, die jetzt eine Rolle spielen. Wenn dieses Gefühl sicher ist, wie kann ich die Zukunft zu mir heran holen? Ich weiss, was in einem Jahr, oder noch länger entfernt sich ereignet und muss die Gegenwart mit den richtigen Inhalten füllen, die ich nicht sehen kann...</text:p>
      <text:p text:style-name="P2">Johanna schafft weiter an sich, versucht die Gedanken an Simon klein zu halten, er wird in einer Woche wieder kommen, dann hat Marias Sohn seinen 16. Geburtstag und Simon bringt ihn nach Badenweiler.</text:p>
      <text:p text:style-name="P2">Maria, die ein sehr feines Gespür hat, erzählt noch mehr von all den Dingen, die sie mit Simon erlebt hat und was er erzählt hat. Schliesslich kann Johanna am Klang von Marias Stimme unterscheiden, wenn sie eine Meinung vertritt, die sie von Simon übernommen hat. Es fühlt sich <text:soft-page-break/>dann an, als wenn Johanna sich mit Simon unterhält. </text:p>
      <text:p text:style-name="P2"><text:s/>Als es soweit ist, merkt Johanna, dass sie sich schick macht und einen Rock anzieht. Zu viert wandern sie in den Ort. „Ah, das ist ein Mammutbaum. Weisst du warum der so klein ist?“ fragt Simon. „Nöh!“ „weil er noch ein Baby ist!“ Johanna und Simon sehen sich an und lachen, ein fröhliches aufgedrehtes Lachen. Johanna fasst während sie lacht, kurz Simons Schulter und erschrickt im gleichen Moment, sie berührt nie jemanden, wenn es sich vermeiden lässt und diese leichte Berührung scheint eine Johanna gemacht zu haben, die sie nicht kennt.</text:p>
      <text:p text:style-name="P2">Johanna wundert sich weiter, sie stellt allerlei Fragen zu den Pflanzen, die sie sehen, weil sie merkt, Simon macht es Freude, sie zu beantworten, sie bilden eine sichere, unverfängliche Gesprächsbasis, die beide brauchen, weil unausgesprochen eine gigantische Menge an Informationen ausgetauscht werden.</text:p>
      <text:p text:style-name="P2">Im Schlosspark finden sie einen riesigen Baum mit ovalen, gezackten Blättern, Simon ist ganz sicher, dass er den Baum kennen sollte, erinnert sich aber nicht und Johanna nimmt sich vor raus zu finden, was für ein Baum es ist.</text:p>
      <text:p text:style-name="P2">Maria und ihr Sohn, die einige Schritte vor gegangen sind, ertappt Johanna dabei, wie sie sich staunend immer wieder umdrehen und tuscheln, mit Simon muss etwas passieren, dass sie nicht gewohnt sind.</text:p>
      <text:p text:style-name="P2">Im Kurpark zieht sich Simon ein Stück zurück und geht unruhig auf und ab, wie ein Tiger im Käfig. Johanna lässt ihn, sie ist selbst froh, zumindest eine kleine Distanz zwischen ihnen zu fühlen. Inzwischen hat sie Herzschmerzen, die sie kurzatmig werden lassen. Die hatte sie häufig in Badenweiler, und nun sind sie stark. Johanna ärgert sich, aber sie muss die anderen bitten um zu kehren. Auf dem Rückweg zitiert Simon plötzlich das alt-deutsche Liebeslied:</text:p>
      <text:p text:style-name="P2">Du bist min, ich bin din:</text:p>
      <text:p text:style-name="P2">des solt du gewis sin.</text:p>
      <text:p text:style-name="P2">Er kommt nicht weiter und Johanna nimmt allen Mut zusammen:</text:p>
      <text:p text:style-name="P2">du bist beslozzen</text:p>
      <text:p text:style-name="P2">in minem herzen:</text:p>
      <text:p text:style-name="P2">verloren ist daz slüzzelin:</text:p>
      <text:p text:style-name="P2">du moust immer drinne sin.</text:p>
      <text:p text:style-name="P2"><text:soft-page-break/>Zusammen sagen sie den Spruch noch mal und Johanna denkt: Hui, der Typ legt ja ein rasendes Tempo vor, hätte ich nicht erwartet.</text:p>
      <text:p text:style-name="P2">Nachdem sie sich alle am Abendbuffet gütlich getan haben, Johanna hat Simon reichlich mit Fisch bedient, nachdem sie raus gefunden hat, wie gern er Fisch hat und sich nicht recht an den „Futtertrog“ traut, erfährt sie die nächste Überraschung. Während sie sich verabschieden, umarmt Simon sie und drückt ihr nicht nur zwei, sondern gleich drei Küsse auf die Wangen. Das mache man so in der Schweiz, strahlt er, bei guten Freunden... Johanna wird den Verdacht nicht los, es könnte, neben der Einführung in schweizer Bräuche, auch ein gewisser Vorwand vorhanden sein, sie einfach mal zu drücken. </text:p>
      <text:p text:style-name="P2">Ganz benommen taumelt Johanna auf ihr Zimmer, es kreiselt alles in ihr... Um Zehn hält sie es nicht mehr aus und schleicht in das andere Gästehaus hinüber, wo Maria wohnt. Sie klopft leise und hat Glück, Maria ist wach und sie quitschen und kichern bis spät in die Nacht über Liebe und Männer und all die vielen seltsamen Dinge...</text:p>
      <text:p text:style-name="P2">Simon kommt ein drittes mal. Johanna, die sich dabei ertappt, jeden Tag zu hoffen und zu warten, fühlt an diesem Tag in der Mittagsstunde eine tiefe Ruhe. Er ist da. Sie merkt es daran, dass sie nichts merkt.</text:p>
      <text:p text:style-name="P2">Nach der Malstunde treffen sie sich im Kaffe, Simon hat derweil ein Schläfchen auf Marias Balkon gehalten.Diesmal findet Johanna es schwieriger, Maria konnte ihren Mund nicht halten und hat solange und so viel von Simon geplappert, wann er kommt und was er alles gemacht hat, bis Johanna ihr verboten hat von Simon zu reden. Maria war etwas enttäuscht, denn schliesslich gibt es viele Dinge, von denen sie glaubt, Johanna sollte sie wissen. Johanna findet sich in einem Wirrwarr von Gedankengespinsten und Gefühlsduseleien wieder, die sie von sich selbst und von Simon fortbringen. </text:p>
      <text:p text:style-name="P2">Diesmal ist es schwieriger, weil sich alle drei Gedanken gemacht haben und die Wirklichkeit der verschiedenen Gedanken um die Realität ringen. Maria scheint, jetzt, wo ihr Sohn nicht dabei ist, wie eifersüchtig, sie beteiligt sich entweder nicht am Gespräch, als wollte sie nicht stören, stört aber sehr, weil ihr Schweigen jedes Wort übertönt, oder sie klagt, was sie sonst kaum macht. Johanna und Simon sind beide bemüht, Marias Laune zu erhalten.</text:p>
      <text:p text:style-name="P2">Johanna macht eine Entdeckung über ihren neuen Mann. Sie hat inzwischen, dank dem Internet raus gefunden, der Baum im Park ist ein Maronibaum. Aber nicht nur das, bei den vielen Spaziergängen in den kleinen Ort, durch den Park, hat sie einen kleinen Maronibaum entdeckt, an dem sogar ein <text:soft-page-break/>Schild angebracht ist auf dem der Name des Baumes steht. Ja, der kleine Baum steht dicht am Weg und man muss sehr beschäftigt sein, um ihn und das Schild zu übersehen!</text:p>
      <text:p text:style-name="P2">Als sie an dem Baum vorbei kommen, packt Johanna Simon und zeigt ihm das Schild. „Das war beim letzten mal noch nicht da!“ Er klingt – entrüstet. Und die Möglichkeit, er könnte das Schild übersehen haben, die scheint völlig ausgeschlossen. Johanna findet <text:s/>diese Reaktion äusserst interessant, denn sie ist dieselbe, die sie hatte, als sie zwei Tage nach dem ersten Spaziergang das Schild entdeckt. Sie ging ganz dicht daran, überzeugt, das Schild sei neu, bis sie zugeben musste, dass ein neues Schild nicht mit einem rostenden Nagel in einer alten Baumwunde stecken würde...</text:p>
      <text:p text:style-name="P2">Maria, begeistert von Simons Kenntnisse über Edelsteine, hat angezettelt, Simon könnte sich Johannas Steine anschauen und bei der Bestimmung helfen. Aber Simon tut sich offenbar sehr schwer, Johanna auf ihr Zimmer zu folgen. Lieber studiert er eingehend das Bücherregal in der Eingangshalle, wo die verlassenen Bücher als Lesevergnügen bereit stehen. </text:p>
      <text:p text:style-name="P2">Johanna ist verwundert, weil sie ihn fast auf ihren Balkon schleifen muss. Die Zimmertür bleibt keusch offen... Simon begutachtet die Steine, scheint aber abgelenkt, Johanna amüsiert sich, ein wenig, das Bett in ihrem Zimmer, scheint seltsamerweise zu wachsen und bald das Zimmer aus zu füllen. Schliesslich galoppiert Simon auf den Flur...</text:p>
      <text:p text:style-name="P2"><text:s/>Johanna schaut ihm nach. Er lehnt im Flur an der Wand, den Kopf verdreht in eine der Ganglichter gesteckt, um heraus zu finden, welche Beleuchtung es dort hat. Beruhigt schreibt Johanna schnell ihre Telefonnummer auf eine Karte und läuft Simon nach zu Marias Zimmer.</text:p>
      <text:p text:style-name="P2">Johannas Zeit in Badenweiler <text:s/>ist bald um... Es heisst Abschied nehmen. Und da sagt Simon Unglaubliches, etwas, was nicht wahr sein kann...: „Dann sehen wir uns wohl nicht mehr...!“ <text:s/>Johanna wird es schlecht und sie gibt ihm schnell die Karte, über die er sehr erfreut ist, und sie sieht aber, er wird sich nicht melden..., weil es nicht seine Art ist...</text:p>
      <text:p text:style-name="P2">Diesmal gibt es nicht drei schweizer Küsse, sondern einen auf den Mund...</text:p>
      <text:p text:style-name="P2">Johanna durchwacht diese Nacht. Diese Nacht macht alles anders, denn zum ersten mal in ihrem Leben, plant Johanna, wie es weiter gehen soll, nimmt sie die Zügel in die Hand. Am Morgen weiss sie sicher, sie wird nach Freiburg umziehen, sich dort eine Stelle suchen, denn dann ist sie am nächsten bei den Menschen, die sie gerne hat. Dann kann sie Maria und Simon <text:s/>jeder Zeit in Basel besuchen.</text:p>
      <text:p text:style-name="P2">Johanna erzählt Maria davon. Sie ist bester Dinge und kann es kaum erwarten zu Hause die Pläne in <text:soft-page-break/>die Tat um zu setzten. Einige Tage später, die letzte Woche bricht an, sitzen Maria und Johanna beim Kaffee trinken. „Ich hab da so eine Idee...“ sagt Johanna. „Wenn du doch Hans raus werfen willst aus deiner Wohnung, dann könnte doch ich da einziehen..., ist nur so eine Idee...“ Maria schmunzelt und meint, sie hätte jetzt eine Woche darauf gewartet, dass Johanna sie das fragen würde. Der Packt wird bei gebührend Kaffee und Kuchen besiegelt. Hans, Marias Nochfreund fliegt raus und Johanna zieht mit ihrem Sohn nach Basel, in die Schweiz zu Maria ...und Simon, wobei Johanna klar unterscheidet, sie will nicht wegen Simon, sondern wegen Maria dort hin ziehen. Simon ist viel zu weit weg, zu viele Unbekannte und sie will ihm nicht den Grund für ihr Handeln auf bürden.</text:p>
      <text:p text:style-name="P2">Allerdings, ist sich Johanna nicht sicher, ob Maria die Wahrheit sagte und wirklich die Idee gehabt hatte..., es fühlt sich nicht so an, aber Maria ist fest entschlossen, das ist sicher.</text:p>
      <text:h text:style-name="P3" text:outline-level="2">Feigenbaum IV (Badenweiler, 2008)</text:h>
      <text:p text:style-name="P2">Die letzte Woche. Johanna hat nur ein Thema, das sie in allen Therapiestunden bearbeitet: Weiblichkeit. Weiblichkeit bei der Heileurythmie, Weiblichkeit bei der Malstunde, Weiblichkeit bei der Einzeltherapie, Weiblichkeit in sich selbst,... Die ganze Aufregung, die durch Simon entstanden ist, verschlägt Johanna jeden Appetit, sie bringt nichts mehr runter, ausser Äpfel. Äpfel zum Frühstück, zum Mittag höchstens eine viertel Portion, den Rest isst Maria, die ihren Appetit wiederentdeckt hat, zum Abendbrot Apfel und vielleicht ein klitzekleines Stück Käse... Johanna verliert in zwei Wochen 10 Kilo und schrumpft von Grösse 46 auf 42, was ihr gefällt.</text:p>
      <text:p text:style-name="P2">Die Weiblichkeit nimmt sie auch mit in die Musiktherapiestunden, die sie erst in der vorletzten Woche angefangen hat. Dort stösst sie auf eine riesige Wand. Die Töne wollen nicht heraus, vor allem nicht mit der Atemtechnik und den Sing- und Tönübungen, die die Therapeutin vorgibt. Es krächzt und knartz, ein starker Widerstand hält Johannas Kehle zu und je konzentrierter sie die Übungen macht, desto stärker wird der Druck. Es dauert den halben Tag, bis sich die würgende Hand wieder vom Hals löst und Johanna wieder freier sprechen kann.</text:p>
      <text:p text:style-name="P2">Auch bei der rhythmischen Massage gilt das Thema. Johanna freut sich wie begeistert die Therapeutinnen auf das Thema einsteigen und jede sich überlegt, was Weiblichkeit in ihrem Falle bedeutet. So gab es bei der Heileurythmie graziöse, tänzerische Übungen und den Auftrag, alle Übungen elegant zu machen.</text:p>
      <text:p text:style-name="P2">Bei der Massage kommt der Bauch dran. Die sanften, ruhigen Bewegungen übertragen sich auf den <text:soft-page-break/>Ätherleib, der begeistert und lustig mitschwingt. Im Laufe der Kur sieht Johanna ihn öfter und öfter auftauchen, spürt ihn in der Eurythmie und eben bei der Massage. Bei der Massage beginnt sich der Ätherleib selbst, pulsierend zu bewegen, Johanna kann es sehen, nicht mit den Augen und wie mit einer Haut spüren, die um ihren Körper herum ist, wie ein Laufthauch, der über diese Haut streicht, gleichzeitig jedoch spürt sie die Bewegung von Innen heraus, wie, wenn ein Körperteil sie machte. Die Therapeuten sind verblüfft von den Wahrnehmungen. Die Verständigung ist schwierig darüber, denn sie wissen schon, aus der Ausbildung und dem Tun, welche Wirkung die Therapien haben, allerdings gibt es nicht viele Patienten, die diese Dinge spüren und davon berichten können.</text:p>
      <text:p text:style-name="P2">Die Heileurythmie wird eine Offenbarung an <text:s/>Bewegungsmustern und -möglichkeiten, denn dabei findet ein aktiver Austausch statt. Die Bewegung des Körpers bewirkt eine ätherische Bewegung und die Idee, der Willensimpuls eine Bewegung zu machen, bewirkt eine Bewegung des Ätherleibes bevor der Körper sich bewegt, es ist spannend.</text:p>
      <text:p text:style-name="P2">Und dann kommt die Craniosakralstunde, jedes mal ein High Light an Körpererfahrung. Die kaum spürbare Sanftheit der Therapeutin, die zarten Bewegungen, die die Knochen in ihren Händen machen, können einen bewirken, dass sich Arme und Beine den Rest des Tages von alleine bewegen. Johanna lernt hier, die kaum spürbaren, innigen Bewegungen sind ist, die den Körper anregen bis ins Innerste heil zu werden.</text:p>
      <text:p text:style-name="P2">In dieser Stunde ist Johanna klar, wird <text:s/>es nicht einfach. Sie warnt die Therapeutin, es könnt bei dem Thema laut werden, aber der macht es nichts. Sie brauchen drei Anläufe, drei erstickende und verzweifelte Schreie bis sie die Speicherplatte erreicht haben, die vergraben in den Knochen, im Rückenmark in den Wirbeln schlummert.</text:p>
      <text:p text:style-name="P2">Der Ring um den Hals wird gesprengt. Johanna versinkt wieder im Moor, doch aus dem unscharfen Horrortrip, der sie seit der Kindheit verfolgt, wird eine klare, brutale Erinnerung. Sie blitze aus den Knochen heraus und läuft am inneren Auge vorüber. In Sekundenschnelle wird die Erinnerung an den Täter und die Tat frei gesetzt. Beruhigend und grausam gleichzeitig zu wissen, Johanna hat sich nicht getäuscht in der Person. Sie wollte sie umbringen, sie hat sie aus Lust an der Macht, aus der Perversion der Angst vor der Weiblichkeit, hingerichtet, mit Freude, mit Erregung... Grausig zu wissen, gut zu wissen, was eh erahnt war.</text:p>
      <text:p text:style-name="P2">In der nächsten Musiktherapiestunde, vor denen Johanna am liebsten inzwischen weglaufen würde, weil sie sie so anstrengen, kann Johanna zu ihrer Überraschung singen wie ein Spatz. Kein Band mehr, kein Räuspern, kein Frosch im Hals, der nicht runterrutschen will...</text:p>
      <text:p text:style-name="P2"><text:soft-page-break/>Johanna ist zufrieden, sie ist parat! Was auch immer aus Simon und ihr werden wird, sie hat sich optimal auf das Abenteuer „Mann trifft Frau“ vorbereitet! </text:p>
      <text:p text:style-name="P2"><text:s/></text:p>
      <text:h text:style-name="Heading_20_2" text:outline-level="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Rinascimento 3</text:p>
      </style:header>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licitas Stotz</meta:initial-creator>
    <meta:creation-date>2012-08-08T14:32:46</meta:creation-date>
    <meta:generator>LibreOffice/3.5$Linux_X86_64 LibreOffice_project/350m1$Build-2</meta:generator>
    <dc:date>2013-09-12T15:34:16</dc:date>
    <dc:creator>Felicitas Stotz</dc:creator>
    <meta:editing-duration>PT15H12M15S</meta:editing-duration>
    <meta:editing-cycles>244</meta:editing-cycles>
    <meta:document-statistic meta:table-count="0" meta:image-count="0" meta:object-count="0" meta:page-count="31" meta:paragraph-count="258" meta:word-count="12080" meta:character-count="76825" meta:non-whitespace-character-count="64914"/>
  </office:meta>
</office:document-meta>
</file>